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77in" style:use-optimal-column-width="false"/>
    </style:style>
    <style:style style:name="TableColumn3" style:family="table-column">
      <style:table-column-properties style:column-width="1.5534in" style:use-optimal-column-width="false"/>
    </style:style>
    <style:style style:name="TableColumn4" style:family="table-column">
      <style:table-column-properties style:column-width="1.5229in" style:use-optimal-column-width="false"/>
    </style:style>
    <style:style style:name="TableColumn5" style:family="table-column">
      <style:table-column-properties style:column-width="1.3534in" style:use-optimal-column-width="false"/>
    </style:style>
    <style:style style:name="TableColumn6" style:family="table-column">
      <style:table-column-properties style:column-width="1.1368in" style:use-optimal-column-width="false"/>
    </style:style>
    <style:style style:name="Table1" style:family="table" style:master-page-name="MP0">
      <style:table-properties style:width="6.8437in" fo:margin-left="0in" table:align="right"/>
    </style:style>
    <style:style style:name="TableRow7" style:family="table-row">
      <style:table-row-properties style:min-row-height="0.6729in" style:use-optimal-row-height="false"/>
    </style:style>
    <style:style style:name="TableCell8" style:family="table-cell">
      <style:table-cell-properties fo:border="0.0069in solid #000000" style:writing-mode="lr-tb" fo:padding-top="0in" fo:padding-left="0in" fo:padding-bottom="0in" fo:padding-right="0in"/>
    </style:style>
    <style:style style:name="P9" style:parent-style-name="TableParagraph" style:family="paragraph">
      <style:paragraph-properties fo:break-before="page" fo:line-height="0.2222in" fo:margin-left="0.093in">
        <style:tab-stops/>
      </style:paragraph-properties>
    </style:style>
    <style:style style:name="T10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P11" style:parent-style-name="TableParagraph" style:family="paragraph">
      <style:paragraph-properties fo:margin-top="0.1131in" fo:margin-left="0.1465in">
        <style:tab-stops/>
      </style:paragraph-properties>
    </style:style>
    <style:style style:name="T12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13" style:parent-style-name="Основнойшрифтабзаца" style:family="text">
      <style:text-properties fo:font-weight="bold" style:font-weight-asian="bold" fo:letter-spacing="-0.0076in" fo:font-size="14pt" style:font-size-asian="14pt" fo:language="en" fo:country="US"/>
    </style:style>
    <style:style style:name="T14" style:parent-style-name="Основнойшрифтабзаца" style:family="text">
      <style:text-properties fo:font-weight="bold" style:font-weight-asian="bold" fo:letter-spacing="-0.0027in" fo:font-size="14pt" style:font-size-asian="14pt" fo:language="en" fo:country="US"/>
    </style:style>
    <style:style style:name="TableCell15" style:family="table-cell">
      <style:table-cell-properties fo:border="0.0069in solid #000000" style:writing-mode="lr-tb" fo:padding-top="0in" fo:padding-left="0in" fo:padding-bottom="0in" fo:padding-right="0in"/>
    </style:style>
    <style:style style:name="P16" style:parent-style-name="TableParagraph" style:family="paragraph">
      <style:paragraph-properties fo:line-height="0.2222in" fo:margin-left="0.3465in">
        <style:tab-stops/>
      </style:paragraph-properties>
    </style:style>
    <style:style style:name="T17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P18" style:parent-style-name="TableParagraph" style:family="paragraph">
      <style:paragraph-properties fo:margin-top="0.1131in" fo:margin-left="0.3763in">
        <style:tab-stops/>
      </style:paragraph-properties>
    </style:style>
    <style:style style:name="T19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TableCell20" style:family="table-cell">
      <style:table-cell-properties fo:border="0.0069in solid #000000" style:writing-mode="lr-tb" fo:padding-top="0in" fo:padding-left="0in" fo:padding-bottom="0in" fo:padding-right="0in"/>
    </style:style>
    <style:style style:name="P21" style:parent-style-name="TableParagraph" style:family="paragraph">
      <style:paragraph-properties fo:text-align="center" fo:line-height="0.2222in" fo:margin-left="0.243in" fo:margin-right="0.2395in">
        <style:tab-stops/>
      </style:paragraph-properties>
    </style:style>
    <style:style style:name="T22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TableCell23" style:family="table-cell">
      <style:table-cell-properties fo:border="0.0069in solid #000000" style:writing-mode="lr-tb" fo:padding-top="0in" fo:padding-left="0in" fo:padding-bottom="0in" fo:padding-right="0in"/>
    </style:style>
    <style:style style:name="P24" style:parent-style-name="TableParagraph" style:family="paragraph">
      <style:paragraph-properties fo:line-height="0.2222in" fo:margin-left="0.2277in">
        <style:tab-stops/>
      </style:paragraph-properties>
    </style:style>
    <style:style style:name="T25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P26" style:parent-style-name="TableParagraph" style:family="paragraph">
      <style:paragraph-properties fo:margin-top="0.1131in" fo:margin-left="0.2611in">
        <style:tab-stops/>
      </style:paragraph-properties>
    </style:style>
    <style:style style:name="T27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TableCell28" style:family="table-cell">
      <style:table-cell-properties fo:border="0.0069in solid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fo:text-align="center" fo:line-height="0.2222in" fo:margin-left="0.0722in" fo:margin-right="0.0645in">
        <style:tab-stops/>
      </style:paragraph-properties>
    </style:style>
    <style:style style:name="T30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P31" style:parent-style-name="TableParagraph" style:family="paragraph">
      <style:paragraph-properties fo:text-align="center" fo:margin-top="0.1131in" fo:margin-left="0.0715in" fo:margin-right="0.0645in">
        <style:tab-stops/>
      </style:paragraph-properties>
    </style:style>
    <style:style style:name="T32" style:parent-style-name="Основнойшрифтабзаца" style:family="text">
      <style:text-properties fo:font-weight="bold" style:font-weight-asian="bold" fo:letter-spacing="-0.0034in" fo:font-size="14pt" style:font-size-asian="14pt" fo:language="en" fo:country="US"/>
    </style:style>
    <style:style style:name="TableRow33" style:family="table-row">
      <style:table-row-properties style:min-row-height="0.3326in" style:use-optimal-row-height="false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Paragraph" style:family="paragraph">
      <style:paragraph-properties fo:text-align="center" fo:line-height="0.2222in" fo:margin-left="0.0069in">
        <style:tab-stops/>
      </style:paragraph-properties>
    </style:style>
    <style:style style:name="T36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fo:text-align="center" fo:line-height="0.2222in" fo:margin-left="0.0111in">
        <style:tab-stops/>
      </style:paragraph-properties>
    </style:style>
    <style:style style:name="T39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P41" style:parent-style-name="TableParagraph" style:family="paragraph">
      <style:paragraph-properties fo:text-align="center" fo:line-height="0.2222in" fo:margin-left="0.0083in">
        <style:tab-stops/>
      </style:paragraph-properties>
    </style:style>
    <style:style style:name="T42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43" style:family="table-cell">
      <style:table-cell-properties fo:border="0.0069in solid #000000" style:writing-mode="lr-tb" fo:padding-top="0in" fo:padding-left="0in" fo:padding-bottom="0in" fo:padding-right="0in"/>
    </style:style>
    <style:style style:name="P44" style:parent-style-name="TableParagraph" style:family="paragraph">
      <style:paragraph-properties fo:text-align="center" fo:line-height="0.2222in" fo:margin-left="0.0131in">
        <style:tab-stops/>
      </style:paragraph-properties>
    </style:style>
    <style:style style:name="T45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46" style:family="table-cell">
      <style:table-cell-properties fo:border="0.0069in solid #000000" style:writing-mode="lr-tb" fo:padding-top="0in" fo:padding-left="0in" fo:padding-bottom="0in" fo:padding-right="0in"/>
    </style:style>
    <style:style style:name="P47" style:parent-style-name="TableParagraph" style:family="paragraph">
      <style:paragraph-properties fo:text-align="center" fo:line-height="0.2222in" fo:margin-left="0.0111in">
        <style:tab-stops/>
      </style:paragraph-properties>
    </style:style>
    <style:style style:name="T48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Row49" style:family="table-row">
      <style:table-row-properties style:min-row-height="2.0131in" style:use-optimal-row-height="false"/>
    </style:style>
    <style:style style:name="TableCell50" style:family="table-cell">
      <style:table-cell-properties fo:border="0.0069in solid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fo:line-height="150%"/>
    </style:style>
    <style:style style:name="T52" style:parent-style-name="Основнойшрифтабзаца" style:family="text">
      <style:text-properties fo:letter-spacing="-0.0013in" style:text-scale="95%" fo:font-size="14pt" style:font-size-asian="14pt" fo:language="en" fo:country="US"/>
    </style:style>
    <style:style style:name="T5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54" style:family="table-cell">
      <style:table-cell-properties fo:border="0.0069in solid #000000" style:writing-mode="lr-tb" fo:padding-top="0in" fo:padding-left="0in" fo:padding-bottom="0in" fo:padding-right="0in"/>
    </style:style>
    <style:style style:name="P55" style:parent-style-name="TableParagraph" style:family="paragraph">
      <style:paragraph-properties fo:line-height="150%" fo:margin-right="0.0375in"/>
    </style:style>
    <style:style style:name="T56" style:parent-style-name="Основнойшрифтабзаца" style:family="text">
      <style:text-properties fo:letter-spacing="-0.0013in" fo:font-size="14pt" style:font-size-asian="14pt"/>
    </style:style>
    <style:style style:name="T57" style:parent-style-name="Основнойшрифтабзаца" style:family="text">
      <style:text-properties fo:letter-spacing="-0.0013in" style:text-scale="95%" fo:font-size="14pt" style:font-size-asian="14pt"/>
    </style:style>
    <style:style style:name="T58" style:parent-style-name="Основнойшрифтабзаца" style:family="text">
      <style:text-properties fo:letter-spacing="-0.0013in" fo:font-size="14pt" style:font-size-asian="14pt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TableParagraph" style:family="paragraph">
      <style:paragraph-properties fo:line-height="150%" fo:margin-left="0.077in" fo:margin-right="0.0659in">
        <style:tab-stops>
          <style:tab-stop style:type="left" style:position="0.5756in"/>
          <style:tab-stop style:type="left" style:position="1.1819in"/>
        </style:tab-stops>
      </style:paragraph-properties>
    </style:style>
    <style:style style:name="T61" style:parent-style-name="Основнойшрифтабзаца" style:family="text">
      <style:text-properties fo:letter-spacing="-0.0013in"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letter-spacing="-0.0041in" fo:font-size="14pt" style:font-size-asian="14pt"/>
    </style:style>
    <style:style style:name="T64" style:parent-style-name="Основнойшрифтабзаца" style:family="text">
      <style:text-properties fo:letter-spacing="-0.0013in" fo:font-size="14pt" style:font-size-asian="14pt"/>
    </style:style>
    <style:style style:name="T65" style:parent-style-name="Основнойшрифтабзаца" style:family="text">
      <style:text-properties fo:letter-spacing="0.0277in" fo:font-size="14pt" style:font-size-asian="14pt"/>
    </style:style>
    <style:style style:name="T66" style:parent-style-name="Основнойшрифтабзаца" style:family="text">
      <style:text-properties fo:letter-spacing="-0.0027in"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letter-spacing="-0.0013in" fo:font-size="14pt" style:font-size-asian="14pt"/>
    </style:style>
    <style:style style:name="TableCell69" style:family="table-cell">
      <style:table-cell-properties fo:border="0.0069in solid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fo:line-height="150%" fo:margin-left="0.0777in" fo:margin-right="0.0625in">
        <style:tab-stops/>
      </style:paragraph-properties>
    </style:style>
    <style:style style:name="T71" style:parent-style-name="Основнойшрифтабзаца" style:family="text">
      <style:text-properties fo:letter-spacing="-0.0013in" fo:font-size="14pt" style:font-size-asian="14pt"/>
    </style:style>
    <style:style style:name="T72" style:parent-style-name="Основнойшрифтабзаца" style:family="text">
      <style:text-properties fo:font-size="14pt" style:font-size-asian="14pt"/>
    </style:style>
    <style:style style:name="T73" style:parent-style-name="Основнойшрифтабзаца" style:family="text">
      <style:text-properties fo:letter-spacing="-0.0125in" fo:font-size="14pt" style:font-size-asian="14pt"/>
    </style:style>
    <style:style style:name="T74" style:parent-style-name="Основнойшрифтабзаца" style:family="text">
      <style:text-properties fo:font-size="14pt" style:font-size-asian="14pt"/>
    </style:style>
    <style:style style:name="T75" style:parent-style-name="Основнойшрифтабзаца" style:family="text">
      <style:text-properties fo:letter-spacing="0.0034in" fo:font-size="14pt" style:font-size-asian="14pt"/>
    </style:style>
    <style:style style:name="T76" style:parent-style-name="Основнойшрифтабзаца" style:family="text">
      <style:text-properties fo:font-size="14pt" style:font-size-asian="14pt"/>
    </style:style>
    <style:style style:name="T77" style:parent-style-name="Основнойшрифтабзаца" style:family="text">
      <style:text-properties fo:letter-spacing="-0.0013in" fo:font-size="14pt" style:font-size-asian="14pt"/>
    </style:style>
    <style:style style:name="P78" style:parent-style-name="TableParagraph" style:family="paragraph">
      <style:paragraph-properties fo:margin-left="0.0777in">
        <style:tab-stops/>
      </style:paragraph-properties>
    </style:style>
    <style:style style:name="T79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80" style:family="table-cell">
      <style:table-cell-properties fo:border="0.0069in solid #000000" style:writing-mode="lr-tb" fo:padding-top="0in" fo:padding-left="0in" fo:padding-bottom="0in" fo:padding-right="0in"/>
    </style:style>
    <style:style style:name="P81" style:parent-style-name="TableParagraph" style:family="paragraph">
      <style:paragraph-properties fo:line-height="150%" fo:margin-left="0.0784in" fo:margin-right="0.0645in">
        <style:tab-stops>
          <style:tab-stop style:type="left" style:position="0.8986in"/>
        </style:tab-stops>
      </style:paragraph-properties>
    </style:style>
    <style:style style:name="T82" style:parent-style-name="Основнойшрифтабзаца" style:family="text">
      <style:text-properties fo:letter-spacing="-0.0013in" fo:font-size="14pt" style:font-size-asian="14pt"/>
    </style:style>
    <style:style style:name="T83" style:parent-style-name="Основнойшрифтабзаца" style:family="text">
      <style:text-properties fo:letter-spacing="-0.0027in" fo:font-size="14pt" style:font-size-asian="14pt"/>
    </style:style>
    <style:style style:name="T84" style:parent-style-name="Основнойшрифтабзаца" style:family="text">
      <style:text-properties fo:letter-spacing="-0.0013in" fo:font-size="14pt" style:font-size-asian="14pt"/>
    </style:style>
    <style:style style:name="T85" style:parent-style-name="Основнойшрифтабзаца" style:family="text">
      <style:text-properties fo:font-size="14pt" style:font-size-asian="14pt"/>
    </style:style>
    <style:style style:name="T86" style:parent-style-name="Основнойшрифтабзаца" style:family="text">
      <style:text-properties fo:letter-spacing="-0.0069in" fo:font-size="14pt" style:font-size-asian="14pt"/>
    </style:style>
    <style:style style:name="T87" style:parent-style-name="Основнойшрифтабзаца" style:family="text">
      <style:text-properties fo:letter-spacing="-0.0013in" fo:font-size="14pt" style:font-size-asian="14pt"/>
    </style:style>
    <style:style style:name="TableRow88" style:family="table-row">
      <style:table-row-properties style:min-row-height="2.6833in" style:use-optimal-row-height="false"/>
    </style:style>
    <style:style style:name="TableCell89" style:family="table-cell">
      <style:table-cell-properties fo:border="0.0069in solid #000000" style:writing-mode="lr-tb" fo:padding-top="0in" fo:padding-left="0in" fo:padding-bottom="0in" fo:padding-right="0in"/>
    </style:style>
    <style:style style:name="P90" style:parent-style-name="TableParagraph" style:family="paragraph">
      <style:paragraph-properties fo:line-height="150%" fo:margin-right="0.1729in"/>
    </style:style>
    <style:style style:name="T91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92" style:family="table-cell">
      <style:table-cell-properties fo:border="0.0069in solid #000000" style:writing-mode="lr-tb" fo:padding-top="0in" fo:padding-left="0in" fo:padding-bottom="0in" fo:padding-right="0in"/>
    </style:style>
    <style:style style:name="P93" style:parent-style-name="TableParagraph" style:family="paragraph">
      <style:paragraph-properties fo:text-align="justify" fo:line-height="150%" fo:margin-right="0.0652in"/>
    </style:style>
    <style:style style:name="T94" style:parent-style-name="Основнойшрифтабзаца" style:family="text">
      <style:text-properties fo:letter-spacing="-0.0013in" fo:font-size="14pt" style:font-size-asian="14pt"/>
    </style:style>
    <style:style style:name="T95" style:parent-style-name="Основнойшрифтабзаца" style:family="text">
      <style:text-properties fo:font-size="14pt" style:font-size-asian="14pt"/>
    </style:style>
    <style:style style:name="T96" style:parent-style-name="Основнойшрифтабзаца" style:family="text">
      <style:text-properties fo:letter-spacing="-0.0013in" fo:font-size="14pt" style:font-size-asian="14pt"/>
    </style:style>
    <style:style style:name="TableCell97" style:family="table-cell">
      <style:table-cell-properties fo:border="0.0069in solid #000000" style:writing-mode="lr-tb" fo:padding-top="0in" fo:padding-left="0in" fo:padding-bottom="0in" fo:padding-right="0in"/>
    </style:style>
    <style:style style:name="P98" style:parent-style-name="TableParagraph" style:family="paragraph">
      <style:paragraph-properties fo:line-height="150%" fo:margin-left="0.077in" fo:margin-right="0.0673in">
        <style:tab-stops>
          <style:tab-stop style:type="left" style:position="0.693in"/>
          <style:tab-stop style:type="left" style:position="1.1687in"/>
          <style:tab-stop style:type="left" style:position="1.2819in"/>
        </style:tab-stops>
      </style:paragraph-properties>
    </style:style>
    <style:style style:name="T99" style:parent-style-name="Основнойшрифтабзаца" style:family="text">
      <style:text-properties fo:letter-spacing="-0.0013in" fo:font-size="14pt" style:font-size-asian="14pt"/>
    </style:style>
    <style:style style:name="T100" style:parent-style-name="Основнойшрифтабзаца" style:family="text">
      <style:text-properties fo:font-size="14pt" style:font-size-asian="14pt"/>
    </style:style>
    <style:style style:name="T101" style:parent-style-name="Основнойшрифтабзаца" style:family="text">
      <style:text-properties fo:letter-spacing="-0.0041in" fo:font-size="14pt" style:font-size-asian="14pt"/>
    </style:style>
    <style:style style:name="T102" style:parent-style-name="Основнойшрифтабзаца" style:family="text">
      <style:text-properties fo:letter-spacing="-0.0013in" fo:font-size="14pt" style:font-size-asian="14pt"/>
    </style:style>
    <style:style style:name="T103" style:parent-style-name="Основнойшрифтабзаца" style:family="text">
      <style:text-properties fo:font-size="14pt" style:font-size-asian="14pt"/>
    </style:style>
    <style:style style:name="T104" style:parent-style-name="Основнойшрифтабзаца" style:family="text">
      <style:text-properties fo:letter-spacing="-0.0076in" fo:font-size="14pt" style:font-size-asian="14pt"/>
    </style:style>
    <style:style style:name="T105" style:parent-style-name="Основнойшрифтабзаца" style:family="text">
      <style:text-properties fo:font-size="14pt" style:font-size-asian="14pt"/>
    </style:style>
    <style:style style:name="T106" style:parent-style-name="Основнойшрифтабзаца" style:family="text">
      <style:text-properties fo:letter-spacing="-0.0027in" fo:font-size="14pt" style:font-size-asian="14pt"/>
    </style:style>
    <style:style style:name="T107" style:parent-style-name="Основнойшрифтабзаца" style:family="text">
      <style:text-properties fo:font-size="14pt" style:font-size-asian="14pt"/>
    </style:style>
    <style:style style:name="T108" style:parent-style-name="Основнойшрифтабзаца" style:family="text">
      <style:text-properties fo:letter-spacing="-0.0013in" fo:font-size="14pt" style:font-size-asian="14pt"/>
    </style:style>
    <style:style style:name="T109" style:parent-style-name="Основнойшрифтабзаца" style:family="text">
      <style:text-properties fo:font-size="14pt" style:font-size-asian="14pt"/>
    </style:style>
    <style:style style:name="T110" style:parent-style-name="Основнойшрифтабзаца" style:family="text">
      <style:text-properties fo:font-size="14pt" style:font-size-asian="14pt"/>
    </style:style>
    <style:style style:name="T111" style:parent-style-name="Основнойшрифтабзаца" style:family="text">
      <style:text-properties fo:letter-spacing="-0.0069in" fo:font-size="14pt" style:font-size-asian="14pt"/>
    </style:style>
    <style:style style:name="P112" style:parent-style-name="TableParagraph" style:family="paragraph">
      <style:paragraph-properties fo:margin-left="0.077in">
        <style:tab-stops/>
      </style:paragraph-properties>
    </style:style>
    <style:style style:name="T11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Paragraph" style:family="paragraph">
      <style:paragraph-properties fo:line-height="150%" fo:margin-left="0.0777in" fo:margin-right="0.0666in">
        <style:tab-stops>
          <style:tab-stop style:type="left" style:position="1.0965in"/>
        </style:tab-stops>
      </style:paragraph-properties>
    </style:style>
    <style:style style:name="T116" style:parent-style-name="Основнойшрифтабзаца" style:family="text">
      <style:text-properties fo:letter-spacing="-0.0013in" fo:font-size="14pt" style:font-size-asian="14pt"/>
    </style:style>
    <style:style style:name="T117" style:parent-style-name="Основнойшрифтабзаца" style:family="text">
      <style:text-properties fo:letter-spacing="-0.0111in" fo:font-size="14pt" style:font-size-asian="14pt"/>
    </style:style>
    <style:style style:name="T118" style:parent-style-name="Основнойшрифтабзаца" style:family="text">
      <style:text-properties fo:letter-spacing="-0.0013in" fo:font-size="14pt" style:font-size-asian="14pt"/>
    </style:style>
    <style:style style:name="T119" style:parent-style-name="Основнойшрифтабзаца" style:family="text">
      <style:text-properties fo:font-size="14pt" style:font-size-asian="14pt"/>
    </style:style>
    <style:style style:name="T120" style:parent-style-name="Основнойшрифтабзаца" style:family="text">
      <style:text-properties fo:letter-spacing="-0.0069in" fo:font-size="14pt" style:font-size-asian="14pt"/>
    </style:style>
    <style:style style:name="T121" style:parent-style-name="Основнойшрифтабзаца" style:family="text">
      <style:text-properties fo:letter-spacing="-0.0013in" fo:font-size="14pt" style:font-size-asian="14pt"/>
    </style:style>
    <style:style style:name="TableCell122" style:family="table-cell">
      <style:table-cell-properties fo:border="0.0069in solid #000000" style:writing-mode="lr-tb" fo:padding-top="0in" fo:padding-left="0in" fo:padding-bottom="0in" fo:padding-right="0in"/>
    </style:style>
    <style:style style:name="P123" style:parent-style-name="TableParagraph" style:family="paragraph">
      <style:paragraph-properties fo:line-height="150%" fo:margin-left="0.0784in" fo:margin-right="0.0659in">
        <style:tab-stops>
          <style:tab-stop style:type="left" style:position="0.8888in"/>
        </style:tab-stops>
      </style:paragraph-properties>
    </style:style>
    <style:style style:name="T124" style:parent-style-name="Основнойшрифтабзаца" style:family="text">
      <style:text-properties fo:letter-spacing="-0.0013in" fo:font-size="14pt" style:font-size-asian="14pt"/>
    </style:style>
    <style:style style:name="T125" style:parent-style-name="Основнойшрифтабзаца" style:family="text">
      <style:text-properties fo:font-size="14pt" style:font-size-asian="14pt"/>
    </style:style>
    <style:style style:name="T126" style:parent-style-name="Основнойшрифтабзаца" style:family="text">
      <style:text-properties fo:letter-spacing="-0.0069in" fo:font-size="14pt" style:font-size-asian="14pt"/>
    </style:style>
    <style:style style:name="T127" style:parent-style-name="Основнойшрифтабзаца" style:family="text">
      <style:text-properties fo:letter-spacing="-0.0027in" fo:font-size="14pt" style:font-size-asian="14pt"/>
    </style:style>
    <style:style style:name="T128" style:parent-style-name="Основнойшрифтабзаца" style:family="text">
      <style:text-properties fo:font-size="14pt" style:font-size-asian="14pt"/>
    </style:style>
    <style:style style:name="T129" style:parent-style-name="Основнойшрифтабзаца" style:family="text">
      <style:text-properties fo:letter-spacing="0.0159in" fo:font-size="14pt" style:font-size-asian="14pt"/>
    </style:style>
    <style:style style:name="T130" style:parent-style-name="Основнойшрифтабзаца" style:family="text">
      <style:text-properties fo:font-size="14pt" style:font-size-asian="14pt"/>
    </style:style>
    <style:style style:name="T131" style:parent-style-name="Основнойшрифтабзаца" style:family="text">
      <style:text-properties fo:letter-spacing="-0.0013in" fo:font-size="14pt" style:font-size-asian="14pt"/>
    </style:style>
    <style:style style:name="T132" style:parent-style-name="Основнойшрифтабзаца" style:family="text">
      <style:text-properties fo:letter-spacing="-0.0069in" fo:font-size="14pt" style:font-size-asian="14pt"/>
    </style:style>
    <style:style style:name="T133" style:parent-style-name="Основнойшрифтабзаца" style:family="text">
      <style:text-properties fo:letter-spacing="-0.0013in" fo:font-size="14pt" style:font-size-asian="14pt"/>
    </style:style>
    <style:style style:name="TableRow134" style:family="table-row">
      <style:table-row-properties style:min-row-height="2.35in" style:use-optimal-row-height="false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TableParagraph" style:family="paragraph">
      <style:paragraph-properties fo:line-height="150%" fo:margin-right="0.0687in">
        <style:tab-stops>
          <style:tab-stop style:type="left" style:position="1.0263in"/>
        </style:tab-stops>
      </style:paragraph-properties>
    </style:style>
    <style:style style:name="T137" style:parent-style-name="Основнойшрифтабзаца" style:family="text">
      <style:text-properties fo:letter-spacing="-0.0013in" fo:font-size="14pt" style:font-size-asian="14pt"/>
    </style:style>
    <style:style style:name="T138" style:parent-style-name="Основнойшрифтабзаца" style:family="text">
      <style:text-properties fo:font-size="14pt" style:font-size-asian="14pt"/>
    </style:style>
    <style:style style:name="T139" style:parent-style-name="Основнойшрифтабзаца" style:family="text">
      <style:text-properties fo:letter-spacing="-0.0069in" fo:font-size="14pt" style:font-size-asian="14pt"/>
    </style:style>
    <style:style style:name="T140" style:parent-style-name="Основнойшрифтабзаца" style:family="text">
      <style:text-properties fo:letter-spacing="-0.0013in" fo:font-size="14pt" style:font-size-asian="14pt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P142" style:parent-style-name="TableParagraph" style:family="paragraph">
      <style:paragraph-properties fo:text-align="justify" fo:line-height="150%" fo:margin-right="0.0631in"/>
    </style:style>
    <style:style style:name="T143" style:parent-style-name="Основнойшрифтабзаца" style:family="text">
      <style:text-properties fo:letter-spacing="-0.0013in" fo:font-size="14pt" style:font-size-asian="14pt"/>
    </style:style>
    <style:style style:name="T144" style:parent-style-name="Основнойшрифтабзаца" style:family="text">
      <style:text-properties fo:font-size="14pt" style:font-size-asian="14pt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TableParagraph" style:family="paragraph">
      <style:paragraph-properties fo:line-height="150%" fo:margin-left="0.077in" fo:margin-right="0.0694in">
        <style:tab-stops>
          <style:tab-stop style:type="left" style:position="0.9486in"/>
        </style:tab-stops>
      </style:paragraph-properties>
    </style:style>
    <style:style style:name="T147" style:parent-style-name="Основнойшрифтабзаца" style:family="text">
      <style:text-properties fo:letter-spacing="-0.0013in" fo:font-size="14pt" style:font-size-asian="14pt"/>
    </style:style>
    <style:style style:name="T148" style:parent-style-name="Основнойшрифтабзаца" style:family="text">
      <style:text-properties fo:font-size="14pt" style:font-size-asian="14pt"/>
    </style:style>
    <style:style style:name="T149" style:parent-style-name="Основнойшрифтабзаца" style:family="text">
      <style:text-properties fo:letter-spacing="-0.0027in" fo:font-size="14pt" style:font-size-asian="14pt"/>
    </style:style>
    <style:style style:name="T150" style:parent-style-name="Основнойшрифтабзаца" style:family="text">
      <style:text-properties fo:letter-spacing="-0.0013in" fo:font-size="14pt" style:font-size-asian="14pt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P152" style:parent-style-name="TableParagraph" style:family="paragraph">
      <style:paragraph-properties fo:line-height="150%" fo:margin-left="0.0777in" fo:margin-right="0.0583in">
        <style:tab-stops/>
      </style:paragraph-properties>
    </style:style>
    <style:style style:name="T153" style:parent-style-name="Основнойшрифтабзаца" style:family="text">
      <style:text-properties fo:letter-spacing="-0.0013in" fo:font-size="14pt" style:font-size-asian="14pt"/>
    </style:style>
    <style:style style:name="T154" style:parent-style-name="Основнойшрифтабзаца" style:family="text">
      <style:text-properties fo:font-size="14pt" style:font-size-asian="14pt"/>
    </style:style>
    <style:style style:name="T155" style:parent-style-name="Основнойшрифтабзаца" style:family="text">
      <style:text-properties fo:letter-spacing="-0.0125in" fo:font-size="14pt" style:font-size-asian="14pt"/>
    </style:style>
    <style:style style:name="T156" style:parent-style-name="Основнойшрифтабзаца" style:family="text">
      <style:text-properties fo:font-size="14pt" style:font-size-asian="14pt"/>
    </style:style>
    <style:style style:name="T157" style:parent-style-name="Основнойшрифтабзаца" style:family="text">
      <style:text-properties fo:letter-spacing="-0.0013in" fo:font-size="14pt" style:font-size-asian="14pt"/>
    </style:style>
    <style:style style:name="T158" style:parent-style-name="Основнойшрифтабзаца" style:family="text">
      <style:text-properties fo:font-size="14pt" style:font-size-asian="14pt"/>
    </style:style>
    <style:style style:name="T159" style:parent-style-name="Основнойшрифтабзаца" style:family="text">
      <style:text-properties fo:letter-spacing="0.0222in" fo:font-size="14pt" style:font-size-asian="14pt"/>
    </style:style>
    <style:style style:name="T160" style:parent-style-name="Основнойшрифтабзаца" style:family="text">
      <style:text-properties fo:font-size="14pt" style:font-size-asian="14pt"/>
    </style:style>
    <style:style style:name="T161" style:parent-style-name="Основнойшрифтабзаца" style:family="text">
      <style:text-properties fo:letter-spacing="0.0263in" fo:font-size="14pt" style:font-size-asian="14pt"/>
    </style:style>
    <style:style style:name="T162" style:parent-style-name="Основнойшрифтабзаца" style:family="text">
      <style:text-properties fo:font-size="14pt" style:font-size-asian="14pt"/>
    </style:style>
    <style:style style:name="P163" style:parent-style-name="TableParagraph" style:family="paragraph">
      <style:paragraph-properties fo:margin-left="0.0777in">
        <style:tab-stops/>
      </style:paragraph-properties>
    </style:style>
    <style:style style:name="T164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fo:line-height="150%" fo:margin-left="0.0784in" fo:margin-right="0.0659in">
        <style:tab-stops>
          <style:tab-stop style:type="left" style:position="0.8888in"/>
        </style:tab-stops>
      </style:paragraph-properties>
    </style:style>
    <style:style style:name="T167" style:parent-style-name="Основнойшрифтабзаца" style:family="text">
      <style:text-properties fo:letter-spacing="-0.0013in" fo:font-size="14pt" style:font-size-asian="14pt"/>
    </style:style>
    <style:style style:name="T168" style:parent-style-name="Основнойшрифтабзаца" style:family="text">
      <style:text-properties fo:font-size="14pt" style:font-size-asian="14pt"/>
    </style:style>
    <style:style style:name="T169" style:parent-style-name="Основнойшрифтабзаца" style:family="text">
      <style:text-properties fo:letter-spacing="-0.0069in" fo:font-size="14pt" style:font-size-asian="14pt"/>
    </style:style>
    <style:style style:name="T170" style:parent-style-name="Основнойшрифтабзаца" style:family="text">
      <style:text-properties fo:letter-spacing="-0.0027in" fo:font-size="14pt" style:font-size-asian="14pt"/>
    </style:style>
    <style:style style:name="T171" style:parent-style-name="Основнойшрифтабзаца" style:family="text">
      <style:text-properties fo:font-size="14pt" style:font-size-asian="14pt"/>
    </style:style>
    <style:style style:name="T172" style:parent-style-name="Основнойшрифтабзаца" style:family="text">
      <style:text-properties fo:letter-spacing="0.0159in" fo:font-size="14pt" style:font-size-asian="14pt"/>
    </style:style>
    <style:style style:name="T173" style:parent-style-name="Основнойшрифтабзаца" style:family="text">
      <style:text-properties fo:font-size="14pt" style:font-size-asian="14pt"/>
    </style:style>
    <style:style style:name="T174" style:parent-style-name="Основнойшрифтабзаца" style:family="text">
      <style:text-properties fo:letter-spacing="-0.0013in" fo:font-size="14pt" style:font-size-asian="14pt"/>
    </style:style>
    <style:style style:name="T175" style:parent-style-name="Основнойшрифтабзаца" style:family="text">
      <style:text-properties fo:letter-spacing="-0.0069in" fo:font-size="14pt" style:font-size-asian="14pt"/>
    </style:style>
    <style:style style:name="P176" style:parent-style-name="TableParagraph" style:family="paragraph">
      <style:paragraph-properties fo:margin-left="0.0784in">
        <style:tab-stops/>
      </style:paragraph-properties>
    </style:style>
    <style:style style:name="T177" style:parent-style-name="Основнойшрифтабзаца" style:family="text">
      <style:text-properties fo:letter-spacing="-0.0013in" fo:font-size="14pt" style:font-size-asian="14pt" fo:language="en" fo:country="US"/>
    </style:style>
    <style:style style:name="P178" style:parent-style-name="Обычный" style:family="paragraph">
      <style:paragraph-properties fo:widows="2" fo:orphans="2" fo:break-before="page" style:text-autospace="ideograph-alpha" fo:margin-bottom="0.1111in" fo:line-height="107%"/>
    </style:style>
    <style:style style:name="TableColumn180" style:family="table-column">
      <style:table-column-properties style:column-width="2.0645in" style:use-optimal-column-width="false"/>
    </style:style>
    <style:style style:name="TableColumn181" style:family="table-column">
      <style:table-column-properties style:column-width="4.4284in" style:use-optimal-column-width="false"/>
    </style:style>
    <style:style style:name="Table179" style:family="table">
      <style:table-properties style:width="6.493in" fo:margin-left="0.0895in" table:align="left"/>
    </style:style>
    <style:style style:name="TableRow182" style:family="table-row">
      <style:table-row-properties style:min-row-height="0.3361in" style:use-optimal-row-height="false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fo:line-height="0.2222in" fo:margin-left="0.093in">
        <style:tab-stops/>
      </style:paragraph-properties>
    </style:style>
    <style:style style:name="T185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186" style:family="table-cell">
      <style:table-cell-properties fo:border="0.0069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fo:line-height="0.2222in" fo:margin-left="0.0923in">
        <style:tab-stops/>
      </style:paragraph-properties>
    </style:style>
    <style:style style:name="T188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Row189" style:family="table-row">
      <style:table-row-properties style:min-row-height="2.0131in" style:use-optimal-row-height="false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TableParagraph" style:family="paragraph">
      <style:paragraph-properties fo:margin-left="0in">
        <style:tab-stops/>
      </style:paragraph-properties>
      <style:text-properties fo:font-size="13pt" style:font-size-asian="13pt" fo:language="en" fo:country="US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TableParagraph" style:family="paragraph">
      <style:paragraph-properties fo:line-height="150%" fo:margin-left="0.0756in" fo:margin-right="0.075in" fo:text-indent="0.0166in">
        <style:tab-stops>
          <style:tab-stop style:type="left" style:position="1.0687in"/>
          <style:tab-stop style:type="left" style:position="2.2312in"/>
          <style:tab-stop style:type="left" style:position="2.4847in"/>
          <style:tab-stop style:type="left" style:position="2.834in"/>
        </style:tab-stops>
      </style:paragraph-properties>
    </style:style>
    <style:style style:name="T194" style:parent-style-name="Основнойшрифтабзаца" style:family="text">
      <style:text-properties fo:letter-spacing="-0.0013in" fo:font-size="14pt" style:font-size-asian="14pt"/>
    </style:style>
    <style:style style:name="T195" style:parent-style-name="Основнойшрифтабзаца" style:family="text">
      <style:text-properties fo:font-size="14pt" style:font-size-asian="14pt"/>
    </style:style>
    <style:style style:name="T196" style:parent-style-name="Основнойшрифтабзаца" style:family="text">
      <style:text-properties fo:letter-spacing="-0.0013in" fo:font-size="14pt" style:font-size-asian="14pt"/>
    </style:style>
    <style:style style:name="T197" style:parent-style-name="Основнойшрифтабзаца" style:family="text">
      <style:text-properties fo:font-size="14pt" style:font-size-asian="14pt"/>
    </style:style>
    <style:style style:name="T198" style:parent-style-name="Основнойшрифтабзаца" style:family="text">
      <style:text-properties fo:letter-spacing="-0.0069in" fo:font-size="14pt" style:font-size-asian="14pt"/>
    </style:style>
    <style:style style:name="T199" style:parent-style-name="Основнойшрифтабзаца" style:family="text">
      <style:text-properties fo:font-size="14pt" style:font-size-asian="14pt"/>
    </style:style>
    <style:style style:name="T200" style:parent-style-name="Основнойшрифтабзаца" style:family="text">
      <style:text-properties fo:letter-spacing="-0.0041in" fo:font-size="14pt" style:font-size-asian="14pt"/>
    </style:style>
    <style:style style:name="T201" style:parent-style-name="Основнойшрифтабзаца" style:family="text">
      <style:text-properties fo:font-size="14pt" style:font-size-asian="14pt"/>
    </style:style>
    <style:style style:name="T202" style:parent-style-name="Основнойшрифтабзаца" style:family="text">
      <style:text-properties fo:letter-spacing="-0.0013in" style:text-scale="95%" fo:font-size="14pt" style:font-size-asian="14pt"/>
    </style:style>
    <style:style style:name="T203" style:parent-style-name="Основнойшрифтабзаца" style:family="text">
      <style:text-properties fo:letter-spacing="-0.0013in" fo:font-size="14pt" style:font-size-asian="14pt"/>
    </style:style>
    <style:style style:name="P204" style:parent-style-name="TableParagraph" style:family="paragraph">
      <style:paragraph-properties fo:line-height="150%" fo:margin-left="0.0923in" fo:margin-right="2.1138in">
        <style:tab-stops/>
      </style:paragraph-properties>
    </style:style>
    <style:style style:name="T205" style:parent-style-name="Основнойшрифтабзаца" style:family="text">
      <style:text-properties fo:font-size="14pt" style:font-size-asian="14pt"/>
    </style:style>
    <style:style style:name="T206" style:parent-style-name="Основнойшрифтабзаца" style:family="text">
      <style:text-properties fo:letter-spacing="-0.0097in" fo:font-size="14pt" style:font-size-asian="14pt"/>
    </style:style>
    <style:style style:name="T207" style:parent-style-name="Основнойшрифтабзаца" style:family="text">
      <style:text-properties fo:font-size="14pt" style:font-size-asian="14pt"/>
    </style:style>
    <style:style style:name="T208" style:parent-style-name="Основнойшрифтабзаца" style:family="text">
      <style:text-properties fo:letter-spacing="-0.0097in" fo:font-size="14pt" style:font-size-asian="14pt"/>
    </style:style>
    <style:style style:name="T209" style:parent-style-name="Основнойшрифтабзаца" style:family="text">
      <style:text-properties fo:font-size="14pt" style:font-size-asian="14pt"/>
    </style:style>
    <style:style style:name="T210" style:parent-style-name="Основнойшрифтабзаца" style:family="text">
      <style:text-properties fo:letter-spacing="-0.0125in" fo:font-size="14pt" style:font-size-asian="14pt"/>
    </style:style>
    <style:style style:name="T211" style:parent-style-name="Основнойшрифтабзаца" style:family="text">
      <style:text-properties fo:font-size="14pt" style:font-size-asian="14pt"/>
    </style:style>
    <style:style style:name="P212" style:parent-style-name="TableParagraph" style:family="paragraph">
      <style:paragraph-properties fo:line-height="0.2187in" fo:margin-left="0.0923in">
        <style:tab-stops/>
      </style:paragraph-properties>
    </style:style>
    <style:style style:name="T213" style:parent-style-name="Основнойшрифтабзаца" style:family="text">
      <style:text-properties fo:font-size="14pt" style:font-size-asian="14pt"/>
    </style:style>
    <style:style style:name="T214" style:parent-style-name="Основнойшрифтабзаца" style:family="text">
      <style:text-properties fo:letter-spacing="-0.009in" fo:font-size="14pt" style:font-size-asian="14pt"/>
    </style:style>
    <style:style style:name="T215" style:parent-style-name="Основнойшрифтабзаца" style:family="text">
      <style:text-properties fo:font-size="14pt" style:font-size-asian="14pt"/>
    </style:style>
    <style:style style:name="T216" style:parent-style-name="Основнойшрифтабзаца" style:family="text">
      <style:text-properties fo:letter-spacing="-0.009in" fo:font-size="14pt" style:font-size-asian="14pt"/>
    </style:style>
    <style:style style:name="T217" style:parent-style-name="Основнойшрифтабзаца" style:family="text">
      <style:text-properties fo:font-size="14pt" style:font-size-asian="14pt"/>
    </style:style>
    <style:style style:name="T218" style:parent-style-name="Основнойшрифтабзаца" style:family="text">
      <style:text-properties fo:letter-spacing="-0.0097in" fo:font-size="14pt" style:font-size-asian="14pt"/>
    </style:style>
    <style:style style:name="T219" style:parent-style-name="Основнойшрифтабзаца" style:family="text">
      <style:text-properties fo:font-size="14pt" style:font-size-asian="14pt"/>
    </style:style>
    <style:style style:name="T220" style:parent-style-name="Основнойшрифтабзаца" style:family="text">
      <style:text-properties fo:letter-spacing="-0.009in" fo:font-size="14pt" style:font-size-asian="14pt"/>
    </style:style>
    <style:style style:name="T221" style:parent-style-name="Основнойшрифтабзаца" style:family="text">
      <style:text-properties fo:font-size="14pt" style:font-size-asian="14pt"/>
    </style:style>
    <style:style style:name="T222" style:parent-style-name="Основнойшрифтабзаца" style:family="text">
      <style:text-properties fo:letter-spacing="-0.0104in" fo:font-size="14pt" style:font-size-asian="14pt"/>
    </style:style>
    <style:style style:name="T223" style:parent-style-name="Основнойшрифтабзаца" style:family="text">
      <style:text-properties fo:font-size="14pt" style:font-size-asian="14pt"/>
    </style:style>
    <style:style style:name="T224" style:parent-style-name="Основнойшрифтабзаца" style:family="text">
      <style:text-properties fo:letter-spacing="-0.0097in" fo:font-size="14pt" style:font-size-asian="14pt"/>
    </style:style>
    <style:style style:name="T225" style:parent-style-name="Основнойшрифтабзаца" style:family="text">
      <style:text-properties fo:letter-spacing="-0.0013in" fo:font-size="14pt" style:font-size-asian="14pt"/>
    </style:style>
    <style:style style:name="P226" style:parent-style-name="TableParagraph" style:family="paragraph">
      <style:paragraph-properties fo:margin-top="0.1027in" fo:margin-left="0.0756in">
        <style:tab-stops/>
      </style:paragraph-properties>
    </style:style>
    <style:style style:name="T227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228" style:family="table-row">
      <style:table-row-properties style:min-row-height="3.3534in" style:use-optimal-row-height="false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TableParagraph" style:family="paragraph">
      <style:paragraph-properties fo:line-height="148%" fo:margin-right="0.0256in" fo:text-indent="0.0166in"/>
    </style:style>
    <style:style style:name="T231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232" style:parent-style-name="Основнойшрифтабзаца" style:family="text">
      <style:text-properties fo:letter-spacing="-0.0097in" fo:font-size="14pt" style:font-size-asian="14pt" fo:language="en" fo:country="US"/>
    </style:style>
    <style:style style:name="T23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234" style:family="table-cell">
      <style:table-cell-properties fo:border="0.0069in solid #000000" style:writing-mode="lr-tb" fo:padding-top="0in" fo:padding-left="0in" fo:padding-bottom="0in" fo:padding-right="0in"/>
    </style:style>
    <style:style style:name="P235" style:parent-style-name="TableParagraph" style:family="paragraph">
      <style:paragraph-properties fo:text-align="justify" fo:line-height="150%" fo:margin-left="0.0756in" fo:margin-right="0.0694in" fo:text-indent="0.0166in">
        <style:tab-stops/>
      </style:paragraph-properties>
      <style:text-properties fo:font-size="14pt" style:font-size-asian="14pt"/>
    </style:style>
    <style:style style:name="P236" style:parent-style-name="TableParagraph" style:family="paragraph">
      <style:paragraph-properties fo:line-height="150%" fo:margin-left="0.0923in" fo:margin-right="2.1138in">
        <style:tab-stops/>
      </style:paragraph-properties>
    </style:style>
    <style:style style:name="T237" style:parent-style-name="Основнойшрифтабзаца" style:family="text">
      <style:text-properties fo:font-size="14pt" style:font-size-asian="14pt"/>
    </style:style>
    <style:style style:name="T238" style:parent-style-name="Основнойшрифтабзаца" style:family="text">
      <style:text-properties fo:letter-spacing="-0.0097in" fo:font-size="14pt" style:font-size-asian="14pt"/>
    </style:style>
    <style:style style:name="T239" style:parent-style-name="Основнойшрифтабзаца" style:family="text">
      <style:text-properties fo:font-size="14pt" style:font-size-asian="14pt"/>
    </style:style>
    <style:style style:name="T240" style:parent-style-name="Основнойшрифтабзаца" style:family="text">
      <style:text-properties fo:letter-spacing="-0.0097in" fo:font-size="14pt" style:font-size-asian="14pt"/>
    </style:style>
    <style:style style:name="T241" style:parent-style-name="Основнойшрифтабзаца" style:family="text">
      <style:text-properties fo:font-size="14pt" style:font-size-asian="14pt"/>
    </style:style>
    <style:style style:name="T242" style:parent-style-name="Основнойшрифтабзаца" style:family="text">
      <style:text-properties fo:letter-spacing="-0.0125in" fo:font-size="14pt" style:font-size-asian="14pt"/>
    </style:style>
    <style:style style:name="T243" style:parent-style-name="Основнойшрифтабзаца" style:family="text">
      <style:text-properties fo:font-size="14pt" style:font-size-asian="14pt"/>
    </style:style>
    <style:style style:name="P244" style:parent-style-name="TableParagraph" style:family="paragraph">
      <style:paragraph-properties fo:line-height="0.2222in" fo:margin-left="0.0923in">
        <style:tab-stops/>
      </style:paragraph-properties>
    </style:style>
    <style:style style:name="T245" style:parent-style-name="Основнойшрифтабзаца" style:family="text">
      <style:text-properties fo:font-size="14pt" style:font-size-asian="14pt"/>
    </style:style>
    <style:style style:name="T246" style:parent-style-name="Основнойшрифтабзаца" style:family="text">
      <style:text-properties fo:letter-spacing="0.002in" fo:font-size="14pt" style:font-size-asian="14pt"/>
    </style:style>
    <style:style style:name="T247" style:parent-style-name="Основнойшрифтабзаца" style:family="text">
      <style:text-properties fo:font-size="14pt" style:font-size-asian="14pt"/>
    </style:style>
    <style:style style:name="T248" style:parent-style-name="Основнойшрифтабзаца" style:family="text">
      <style:text-properties fo:letter-spacing="0.0013in" fo:font-size="14pt" style:font-size-asian="14pt"/>
    </style:style>
    <style:style style:name="T249" style:parent-style-name="Основнойшрифтабзаца" style:family="text">
      <style:text-properties fo:font-size="14pt" style:font-size-asian="14pt"/>
    </style:style>
    <style:style style:name="T250" style:parent-style-name="Основнойшрифтабзаца" style:family="text">
      <style:text-properties fo:letter-spacing="0.002in" fo:font-size="14pt" style:font-size-asian="14pt"/>
    </style:style>
    <style:style style:name="T251" style:parent-style-name="Основнойшрифтабзаца" style:family="text">
      <style:text-properties fo:font-size="14pt" style:font-size-asian="14pt"/>
    </style:style>
    <style:style style:name="T252" style:parent-style-name="Основнойшрифтабзаца" style:family="text">
      <style:text-properties fo:letter-spacing="0.002in" fo:font-size="14pt" style:font-size-asian="14pt"/>
    </style:style>
    <style:style style:name="T253" style:parent-style-name="Основнойшрифтабзаца" style:family="text">
      <style:text-properties fo:font-size="14pt" style:font-size-asian="14pt"/>
    </style:style>
    <style:style style:name="T254" style:parent-style-name="Основнойшрифтабзаца" style:family="text">
      <style:text-properties fo:letter-spacing="0.0006in" fo:font-size="14pt" style:font-size-asian="14pt"/>
    </style:style>
    <style:style style:name="T255" style:parent-style-name="Основнойшрифтабзаца" style:family="text">
      <style:text-properties fo:font-size="14pt" style:font-size-asian="14pt"/>
    </style:style>
    <style:style style:name="T256" style:parent-style-name="Основнойшрифтабзаца" style:family="text">
      <style:text-properties fo:letter-spacing="0.0013in" fo:font-size="14pt" style:font-size-asian="14pt"/>
    </style:style>
    <style:style style:name="T257" style:parent-style-name="Основнойшрифтабзаца" style:family="text">
      <style:text-properties fo:letter-spacing="-0.0013in" fo:font-size="14pt" style:font-size-asian="14pt"/>
    </style:style>
    <style:style style:name="P258" style:parent-style-name="TableParagraph" style:family="paragraph">
      <style:paragraph-properties fo:margin-top="0.1027in" fo:margin-left="0.0756in">
        <style:tab-stops/>
      </style:paragraph-properties>
    </style:style>
    <style:style style:name="T259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260" style:family="table-row">
      <style:table-row-properties style:min-row-height="2.6833in" style:use-optimal-row-height="false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TableParagraph" style:family="paragraph">
      <style:paragraph-properties fo:line-height="150%" fo:margin-right="0.0256in" fo:text-indent="0.0166in"/>
    </style:style>
    <style:style style:name="T26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264" style:parent-style-name="Основнойшрифтабзаца" style:family="text">
      <style:text-properties fo:letter-spacing="-0.0013in" style:text-scale="95%" fo:font-size="14pt" style:font-size-asian="14pt" fo:language="en" fo:country="US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TableParagraph" style:family="paragraph">
      <style:paragraph-properties fo:text-align="justify" fo:line-height="150%" fo:margin-left="0.0756in" fo:margin-right="0.0701in" fo:text-indent="0.0166in">
        <style:tab-stops/>
      </style:paragraph-properties>
      <style:text-properties fo:font-size="14pt" style:font-size-asian="14pt"/>
    </style:style>
    <style:style style:name="P267" style:parent-style-name="TableParagraph" style:family="paragraph">
      <style:paragraph-properties fo:text-align="justify" fo:margin-left="0.0923in">
        <style:tab-stops/>
      </style:paragraph-properties>
    </style:style>
    <style:style style:name="T268" style:parent-style-name="Основнойшрифтабзаца" style:family="text">
      <style:text-properties fo:font-size="14pt" style:font-size-asian="14pt"/>
    </style:style>
    <style:style style:name="T269" style:parent-style-name="Основнойшрифтабзаца" style:family="text">
      <style:text-properties fo:letter-spacing="-0.0069in" fo:font-size="14pt" style:font-size-asian="14pt"/>
    </style:style>
    <style:style style:name="T270" style:parent-style-name="Основнойшрифтабзаца" style:family="text">
      <style:text-properties fo:font-size="14pt" style:font-size-asian="14pt"/>
    </style:style>
    <style:style style:name="T271" style:parent-style-name="Основнойшрифтабзаца" style:family="text">
      <style:text-properties fo:letter-spacing="-0.0041in" fo:font-size="14pt" style:font-size-asian="14pt"/>
    </style:style>
    <style:style style:name="T272" style:parent-style-name="Основнойшрифтабзаца" style:family="text">
      <style:text-properties fo:letter-spacing="-0.0027in" fo:font-size="14pt" style:font-size-asian="14pt"/>
    </style:style>
    <style:style style:name="P273" style:parent-style-name="TableParagraph" style:family="paragraph">
      <style:paragraph-properties fo:margin-top="0.1055in" fo:line-height="150%" fo:margin-left="0.0923in" fo:margin-right="0.9256in">
        <style:tab-stops/>
      </style:paragraph-properties>
    </style:style>
    <style:style style:name="T274" style:parent-style-name="Основнойшрифтабзаца" style:family="text">
      <style:text-properties fo:font-size="14pt" style:font-size-asian="14pt"/>
    </style:style>
    <style:style style:name="T275" style:parent-style-name="Основнойшрифтабзаца" style:family="text">
      <style:text-properties fo:letter-spacing="-0.0118in" fo:font-size="14pt" style:font-size-asian="14pt"/>
    </style:style>
    <style:style style:name="T276" style:parent-style-name="Основнойшрифтабзаца" style:family="text">
      <style:text-properties fo:font-size="14pt" style:font-size-asian="14pt"/>
    </style:style>
    <style:style style:name="T277" style:parent-style-name="Основнойшрифтабзаца" style:family="text">
      <style:text-properties fo:letter-spacing="-0.0097in" fo:font-size="14pt" style:font-size-asian="14pt"/>
    </style:style>
    <style:style style:name="T278" style:parent-style-name="Основнойшрифтабзаца" style:family="text">
      <style:text-properties fo:font-size="14pt" style:font-size-asian="14pt"/>
    </style:style>
    <style:style style:name="T279" style:parent-style-name="Основнойшрифтабзаца" style:family="text">
      <style:text-properties fo:letter-spacing="-0.009in" fo:font-size="14pt" style:font-size-asian="14pt"/>
    </style:style>
    <style:style style:name="T280" style:parent-style-name="Основнойшрифтабзаца" style:family="text">
      <style:text-properties fo:font-size="14pt" style:font-size-asian="14pt"/>
    </style:style>
    <style:style style:name="P281" style:parent-style-name="TableParagraph" style:family="paragraph">
      <style:paragraph-properties fo:line-height="0.2222in" fo:margin-left="0.0923in">
        <style:tab-stops/>
      </style:paragraph-properties>
    </style:style>
    <style:style style:name="T282" style:parent-style-name="Основнойшрифтабзаца" style:family="text">
      <style:text-properties fo:font-size="14pt" style:font-size-asian="14pt"/>
    </style:style>
    <style:style style:name="T283" style:parent-style-name="Основнойшрифтабзаца" style:family="text">
      <style:text-properties fo:letter-spacing="0.0013in" fo:font-size="14pt" style:font-size-asian="14pt"/>
    </style:style>
    <style:style style:name="T284" style:parent-style-name="Основнойшрифтабзаца" style:family="text">
      <style:text-properties fo:font-size="14pt" style:font-size-asian="14pt"/>
    </style:style>
    <style:style style:name="T285" style:parent-style-name="Основнойшрифтабзаца" style:family="text">
      <style:text-properties fo:letter-spacing="0.0006in" fo:font-size="14pt" style:font-size-asian="14pt"/>
    </style:style>
    <style:style style:name="T286" style:parent-style-name="Основнойшрифтабзаца" style:family="text">
      <style:text-properties fo:font-size="14pt" style:font-size-asian="14pt"/>
    </style:style>
    <style:style style:name="T287" style:parent-style-name="Основнойшрифтабзаца" style:family="text">
      <style:text-properties fo:letter-spacing="0.0013in" fo:font-size="14pt" style:font-size-asian="14pt"/>
    </style:style>
    <style:style style:name="T288" style:parent-style-name="Основнойшрифтабзаца" style:family="text">
      <style:text-properties fo:font-size="14pt" style:font-size-asian="14pt"/>
    </style:style>
    <style:style style:name="T289" style:parent-style-name="Основнойшрифтабзаца" style:family="text">
      <style:text-properties fo:letter-spacing="0.0013in" fo:font-size="14pt" style:font-size-asian="14pt"/>
    </style:style>
    <style:style style:name="T290" style:parent-style-name="Основнойшрифтабзаца" style:family="text">
      <style:text-properties fo:font-size="14pt" style:font-size-asian="14pt"/>
    </style:style>
    <style:style style:name="T291" style:parent-style-name="Основнойшрифтабзаца" style:family="text">
      <style:text-properties fo:letter-spacing="0.0006in" fo:font-size="14pt" style:font-size-asian="14pt"/>
    </style:style>
    <style:style style:name="T292" style:parent-style-name="Основнойшрифтабзаца" style:family="text">
      <style:text-properties fo:letter-spacing="-0.0013in" fo:font-size="14pt" style:font-size-asian="14pt"/>
    </style:style>
    <style:style style:name="P293" style:parent-style-name="TableParagraph" style:family="paragraph">
      <style:paragraph-properties fo:margin-top="0.1097in" fo:margin-left="0.0756in">
        <style:tab-stops/>
      </style:paragraph-properties>
    </style:style>
    <style:style style:name="T294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olumn296" style:family="table-column">
      <style:table-column-properties style:column-width="1.868in" style:use-optimal-column-width="false"/>
    </style:style>
    <style:style style:name="TableColumn297" style:family="table-column">
      <style:table-column-properties style:column-width="4.7284in" style:use-optimal-column-width="false"/>
    </style:style>
    <style:style style:name="Table295" style:family="table">
      <style:table-properties style:width="6.5965in" fo:margin-left="0.0895in" table:align="left"/>
    </style:style>
    <style:style style:name="TableRow298" style:family="table-row">
      <style:table-row-properties style:min-row-height="0.6729in" style:use-optimal-row-height="false"/>
    </style:style>
    <style:style style:name="TableCell299" style:family="table-cell">
      <style:table-cell-properties fo:border="0.0069in solid #000000" style:writing-mode="lr-tb" fo:padding-top="0in" fo:padding-left="0in" fo:padding-bottom="0in" fo:padding-right="0in"/>
    </style:style>
    <style:style style:name="P300" style:parent-style-name="TableParagraph" style:family="paragraph">
      <style:paragraph-properties fo:text-align="center" fo:line-height="0.2222in" fo:margin-left="0.109in" fo:margin-right="0.1013in">
        <style:tab-stops/>
      </style:paragraph-properties>
    </style:style>
    <style:style style:name="T301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P302" style:parent-style-name="TableParagraph" style:family="paragraph">
      <style:paragraph-properties fo:text-align="center" fo:margin-top="0.1131in" fo:margin-left="0.109in" fo:margin-right="0.102in">
        <style:tab-stops/>
      </style:paragraph-properties>
    </style:style>
    <style:style style:name="T303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304" style:parent-style-name="Основнойшрифтабзаца" style:family="text">
      <style:text-properties fo:font-weight="bold" style:font-weight-asian="bold" fo:letter-spacing="-0.0118in" fo:font-size="14pt" style:font-size-asian="14pt" fo:language="en" fo:country="US"/>
    </style:style>
    <style:style style:name="T305" style:parent-style-name="Основнойшрифтабзаца" style:family="text">
      <style:text-properties fo:font-weight="bold" style:font-weight-asian="bold" fo:letter-spacing="-0.0027in" fo:font-size="14pt" style:font-size-asian="14pt" fo:language="en" fo:country="US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P307" style:parent-style-name="TableParagraph" style:family="paragraph">
      <style:paragraph-properties fo:line-height="0.2222in" fo:margin-left="1.2993in">
        <style:tab-stops/>
      </style:paragraph-properties>
    </style:style>
    <style:style style:name="T308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T309" style:parent-style-name="Основнойшрифтабзаца" style:family="text">
      <style:text-properties fo:font-weight="bold" style:font-weight-asian="bold" fo:letter-spacing="-0.0062in" fo:font-size="14pt" style:font-size-asian="14pt" fo:language="en" fo:country="US"/>
    </style:style>
    <style:style style:name="T310" style:parent-style-name="Основнойшрифтабзаца" style:family="text">
      <style:text-properties fo:font-weight="bold" style:font-weight-asian="bold" fo:letter-spacing="-0.0013in" fo:font-size="14pt" style:font-size-asian="14pt" fo:language="en" fo:country="US"/>
    </style:style>
    <style:style style:name="TableRow311" style:family="table-row">
      <style:table-row-properties style:min-row-height="0.3326in" style:use-optimal-row-height="false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TableParagraph" style:family="paragraph">
      <style:paragraph-properties fo:text-align="center" fo:line-height="0.2222in" fo:margin-left="0.009in">
        <style:tab-stops/>
      </style:paragraph-properties>
    </style:style>
    <style:style style:name="T314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315" style:family="table-cell">
      <style:table-cell-properties fo:border="0.0069in solid #000000" style:writing-mode="lr-tb" fo:padding-top="0in" fo:padding-left="0in" fo:padding-bottom="0in" fo:padding-right="0in"/>
    </style:style>
    <style:style style:name="P316" style:parent-style-name="TableParagraph" style:family="paragraph">
      <style:paragraph-properties fo:text-align="center" fo:line-height="0.2222in" fo:margin-left="0.0013in">
        <style:tab-stops/>
      </style:paragraph-properties>
    </style:style>
    <style:style style:name="T317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Row318" style:family="table-row">
      <style:table-row-properties style:min-row-height="0.3361in" style:use-optimal-row-height="false"/>
    </style:style>
    <style:style style:name="TableCell319" style:family="table-cell">
      <style:table-cell-properties fo:border="0.0069in solid #000000" style:writing-mode="lr-tb" fo:padding-top="0in" fo:padding-left="0in" fo:padding-bottom="0in" fo:padding-right="0in"/>
    </style:style>
    <style:style style:name="P320" style:parent-style-name="TableParagraph" style:family="paragraph">
      <style:paragraph-properties fo:margin-top="0.0027in" fo:margin-left="0in">
        <style:tab-stops/>
      </style:paragraph-properties>
      <style:text-properties fo:font-size="21pt" style:font-size-asian="21pt" fo:language="en" fo:country="US"/>
    </style:style>
    <style:style style:name="T321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name="P323" style:parent-style-name="TableParagraph" style:family="paragraph">
      <style:paragraph-properties fo:line-height="0.2187in" fo:margin-left="0.0756in">
        <style:tab-stops/>
      </style:paragraph-properties>
    </style:style>
    <style:style style:name="T324" style:parent-style-name="Основнойшрифтабзаца" style:family="text">
      <style:text-properties fo:font-size="14pt" style:font-size-asian="14pt"/>
    </style:style>
    <style:style style:name="T325" style:parent-style-name="Основнойшрифтабзаца" style:family="text">
      <style:text-properties fo:letter-spacing="-0.0041in" fo:font-size="14pt" style:font-size-asian="14pt"/>
    </style:style>
    <style:style style:name="T326" style:parent-style-name="Основнойшрифтабзаца" style:family="text">
      <style:text-properties fo:font-size="14pt" style:font-size-asian="14pt"/>
    </style:style>
    <style:style style:name="T327" style:parent-style-name="Основнойшрифтабзаца" style:family="text">
      <style:text-properties fo:letter-spacing="-0.0034in" fo:font-size="14pt" style:font-size-asian="14pt"/>
    </style:style>
    <style:style style:name="T328" style:parent-style-name="Основнойшрифтабзаца" style:family="text">
      <style:text-properties fo:font-size="14pt" style:font-size-asian="14pt"/>
    </style:style>
    <style:style style:name="T329" style:parent-style-name="Основнойшрифтабзаца" style:family="text">
      <style:text-properties fo:letter-spacing="-0.0048in" fo:font-size="14pt" style:font-size-asian="14pt"/>
    </style:style>
    <style:style style:name="T330" style:parent-style-name="Основнойшрифтабзаца" style:family="text">
      <style:text-properties fo:font-size="14pt" style:font-size-asian="14pt"/>
    </style:style>
    <style:style style:name="T331" style:parent-style-name="Основнойшрифтабзаца" style:family="text">
      <style:text-properties fo:letter-spacing="-0.0041in" fo:font-size="14pt" style:font-size-asian="14pt"/>
    </style:style>
    <style:style style:name="T332" style:parent-style-name="Основнойшрифтабзаца" style:family="text">
      <style:text-properties fo:font-size="14pt" style:font-size-asian="14pt"/>
    </style:style>
    <style:style style:name="T333" style:parent-style-name="Основнойшрифтабзаца" style:family="text">
      <style:text-properties fo:letter-spacing="-0.0062in" fo:font-size="14pt" style:font-size-asian="14pt"/>
    </style:style>
    <style:style style:name="T334" style:parent-style-name="Основнойшрифтабзаца" style:family="text">
      <style:text-properties fo:letter-spacing="-0.0013in" fo:font-size="14pt" style:font-size-asian="14pt"/>
    </style:style>
    <style:style style:name="TableRow335" style:family="table-row">
      <style:table-row-properties style:min-row-height="0.3361in" style:use-optimal-row-height="false"/>
    </style:style>
    <style:style style:name="P336" style:parent-style-name="Обычный" style:family="paragraph">
      <style:text-properties fo:font-size="1pt" style:font-size-asian="1pt" style:font-size-complex="1pt"/>
    </style:style>
    <style:style style:name="TableCell337" style:family="table-cell">
      <style:table-cell-properties fo:border="0.0069in solid #000000" style:writing-mode="lr-tb" fo:padding-top="0in" fo:padding-left="0in" fo:padding-bottom="0in" fo:padding-right="0in"/>
    </style:style>
    <style:style style:name="P338" style:parent-style-name="TableParagraph" style:family="paragraph">
      <style:paragraph-properties fo:line-height="0.2187in" fo:margin-left="0.0756in">
        <style:tab-stops/>
      </style:paragraph-properties>
    </style:style>
    <style:style style:name="T339" style:parent-style-name="Основнойшрифтабзаца" style:family="text">
      <style:text-properties fo:font-size="14pt" style:font-size-asian="14pt"/>
    </style:style>
    <style:style style:name="T340" style:parent-style-name="Основнойшрифтабзаца" style:family="text">
      <style:text-properties fo:letter-spacing="-0.0055in" fo:font-size="14pt" style:font-size-asian="14pt"/>
    </style:style>
    <style:style style:name="T341" style:parent-style-name="Основнойшрифтабзаца" style:family="text">
      <style:text-properties fo:font-size="14pt" style:font-size-asian="14pt"/>
    </style:style>
    <style:style style:name="T342" style:parent-style-name="Основнойшрифтабзаца" style:family="text">
      <style:text-properties fo:letter-spacing="-0.0041in" fo:font-size="14pt" style:font-size-asian="14pt"/>
    </style:style>
    <style:style style:name="T343" style:parent-style-name="Основнойшрифтабзаца" style:family="text">
      <style:text-properties fo:font-size="14pt" style:font-size-asian="14pt"/>
    </style:style>
    <style:style style:name="T344" style:parent-style-name="Основнойшрифтабзаца" style:family="text">
      <style:text-properties fo:letter-spacing="-0.0069in" fo:font-size="14pt" style:font-size-asian="14pt"/>
    </style:style>
    <style:style style:name="T345" style:parent-style-name="Основнойшрифтабзаца" style:family="text">
      <style:text-properties fo:font-size="14pt" style:font-size-asian="14pt"/>
    </style:style>
    <style:style style:name="T346" style:parent-style-name="Основнойшрифтабзаца" style:family="text">
      <style:text-properties fo:letter-spacing="-0.0055in" fo:font-size="14pt" style:font-size-asian="14pt"/>
    </style:style>
    <style:style style:name="T347" style:parent-style-name="Основнойшрифтабзаца" style:family="text">
      <style:text-properties fo:font-size="14pt" style:font-size-asian="14pt"/>
    </style:style>
    <style:style style:name="T348" style:parent-style-name="Основнойшрифтабзаца" style:family="text">
      <style:text-properties fo:letter-spacing="-0.0048in" fo:font-size="14pt" style:font-size-asian="14pt"/>
    </style:style>
    <style:style style:name="T349" style:parent-style-name="Основнойшрифтабзаца" style:family="text">
      <style:text-properties fo:font-size="14pt" style:font-size-asian="14pt"/>
    </style:style>
    <style:style style:name="T350" style:parent-style-name="Основнойшрифтабзаца" style:family="text">
      <style:text-properties fo:letter-spacing="-0.0083in" fo:font-size="14pt" style:font-size-asian="14pt"/>
    </style:style>
    <style:style style:name="T351" style:parent-style-name="Основнойшрифтабзаца" style:family="text">
      <style:text-properties fo:letter-spacing="-0.0013in" fo:font-size="14pt" style:font-size-asian="14pt"/>
    </style:style>
    <style:style style:name="TableRow352" style:family="table-row">
      <style:table-row-properties style:min-row-height="0.3326in" style:use-optimal-row-height="false"/>
    </style:style>
    <style:style style:name="P353" style:parent-style-name="Обычный" style:family="paragraph">
      <style:text-properties fo:font-size="1pt" style:font-size-asian="1pt" style:font-size-complex="1pt"/>
    </style:style>
    <style:style style:name="TableCell354" style:family="table-cell">
      <style:table-cell-properties fo:border="0.0069in solid #000000" style:writing-mode="lr-tb" fo:padding-top="0in" fo:padding-left="0in" fo:padding-bottom="0in" fo:padding-right="0in"/>
    </style:style>
    <style:style style:name="P355" style:parent-style-name="TableParagraph" style:family="paragraph">
      <style:paragraph-properties fo:line-height="0.2187in" fo:margin-left="0.0756in">
        <style:tab-stops/>
      </style:paragraph-properties>
    </style:style>
    <style:style style:name="T356" style:parent-style-name="Основнойшрифтабзаца" style:family="text">
      <style:text-properties fo:font-size="14pt" style:font-size-asian="14pt" fo:language="en" fo:country="US"/>
    </style:style>
    <style:style style:name="T357" style:parent-style-name="Основнойшрифтабзаца" style:family="text">
      <style:text-properties fo:letter-spacing="-0.0083in" fo:font-size="14pt" style:font-size-asian="14pt" fo:language="en" fo:country="US"/>
    </style:style>
    <style:style style:name="T358" style:parent-style-name="Основнойшрифтабзаца" style:family="text">
      <style:text-properties fo:font-size="14pt" style:font-size-asian="14pt" fo:language="en" fo:country="US"/>
    </style:style>
    <style:style style:name="T359" style:parent-style-name="Основнойшрифтабзаца" style:family="text">
      <style:text-properties fo:letter-spacing="-0.0076in" fo:font-size="14pt" style:font-size-asian="14pt" fo:language="en" fo:country="US"/>
    </style:style>
    <style:style style:name="T360" style:parent-style-name="Основнойшрифтабзаца" style:family="text">
      <style:text-properties fo:font-size="14pt" style:font-size-asian="14pt" fo:language="en" fo:country="US"/>
    </style:style>
    <style:style style:name="T361" style:parent-style-name="Основнойшрифтабзаца" style:family="text">
      <style:text-properties fo:letter-spacing="-0.0104in" fo:font-size="14pt" style:font-size-asian="14pt" fo:language="en" fo:country="US"/>
    </style:style>
    <style:style style:name="T362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363" style:family="table-row">
      <style:table-row-properties style:min-row-height="0.3361in" style:use-optimal-row-height="false"/>
    </style:style>
    <style:style style:name="TableCell364" style:family="table-cell">
      <style:table-cell-properties fo:border="0.0069in solid #000000" style:writing-mode="lr-tb" fo:padding-top="0in" fo:padding-left="0in" fo:padding-bottom="0in" fo:padding-right="0in"/>
    </style:style>
    <style:style style:name="P365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366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367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368" style:parent-style-name="TableParagraph" style:family="paragraph">
      <style:paragraph-properties fo:margin-top="0.0076in" fo:margin-left="0in">
        <style:tab-stops/>
      </style:paragraph-properties>
      <style:text-properties fo:font-size="18.5pt" style:font-size-asian="18.5pt" fo:language="en" fo:country="US"/>
    </style:style>
    <style:style style:name="P369" style:parent-style-name="TableParagraph" style:family="paragraph">
      <style:paragraph-properties fo:line-height="150%" fo:margin-right="0.1104in"/>
    </style:style>
    <style:style style:name="T370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371" style:parent-style-name="Основнойшрифтабзаца" style:family="text">
      <style:text-properties fo:letter-spacing="-0.0013in" style:text-scale="95%" fo:font-size="14pt" style:font-size-asian="14pt" fo:language="en" fo:country="US"/>
    </style:style>
    <style:style style:name="T372" style:parent-style-name="Основнойшрифтабзаца" style:family="text">
      <style:text-properties fo:font-size="14pt" style:font-size-asian="14pt" fo:language="en" fo:country="US"/>
    </style:style>
    <style:style style:name="TableCell373" style:family="table-cell">
      <style:table-cell-properties fo:border="0.0069in solid #000000" style:writing-mode="lr-tb" fo:padding-top="0in" fo:padding-left="0in" fo:padding-bottom="0in" fo:padding-right="0in"/>
    </style:style>
    <style:style style:name="P374" style:parent-style-name="TableParagraph" style:family="paragraph">
      <style:paragraph-properties fo:line-height="0.2187in" fo:margin-left="0.0756in">
        <style:tab-stops/>
      </style:paragraph-properties>
    </style:style>
    <style:style style:name="T375" style:parent-style-name="Основнойшрифтабзаца" style:family="text">
      <style:text-properties fo:font-size="14pt" style:font-size-asian="14pt" fo:language="en" fo:country="US"/>
    </style:style>
    <style:style style:name="T376" style:parent-style-name="Основнойшрифтабзаца" style:family="text">
      <style:text-properties fo:letter-spacing="-0.0076in" fo:font-size="14pt" style:font-size-asian="14pt" fo:language="en" fo:country="US"/>
    </style:style>
    <style:style style:name="T377" style:parent-style-name="Основнойшрифтабзаца" style:family="text">
      <style:text-properties fo:font-size="14pt" style:font-size-asian="14pt" fo:language="en" fo:country="US"/>
    </style:style>
    <style:style style:name="T378" style:parent-style-name="Основнойшрифтабзаца" style:family="text">
      <style:text-properties fo:letter-spacing="-0.0062in" fo:font-size="14pt" style:font-size-asian="14pt" fo:language="en" fo:country="US"/>
    </style:style>
    <style:style style:name="T379" style:parent-style-name="Основнойшрифтабзаца" style:family="text">
      <style:text-properties fo:font-size="14pt" style:font-size-asian="14pt" fo:language="en" fo:country="US"/>
    </style:style>
    <style:style style:name="T380" style:parent-style-name="Основнойшрифтабзаца" style:family="text">
      <style:text-properties fo:letter-spacing="-0.0062in" fo:font-size="14pt" style:font-size-asian="14pt" fo:language="en" fo:country="US"/>
    </style:style>
    <style:style style:name="T381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382" style:family="table-row">
      <style:table-row-properties style:min-row-height="0.3361in" style:use-optimal-row-height="false"/>
    </style:style>
    <style:style style:name="P383" style:parent-style-name="Обычный" style:family="paragraph">
      <style:text-properties fo:font-size="1pt" style:font-size-asian="1pt" style:font-size-complex="1pt" fo:language="en" fo:country="US"/>
    </style:style>
    <style:style style:name="TableCell384" style:family="table-cell">
      <style:table-cell-properties fo:border="0.0069in solid #000000" style:writing-mode="lr-tb" fo:padding-top="0in" fo:padding-left="0in" fo:padding-bottom="0in" fo:padding-right="0in"/>
    </style:style>
    <style:style style:name="P385" style:parent-style-name="TableParagraph" style:family="paragraph">
      <style:paragraph-properties fo:line-height="0.2187in" fo:margin-left="0.0756in">
        <style:tab-stops/>
      </style:paragraph-properties>
    </style:style>
    <style:style style:name="T386" style:parent-style-name="Основнойшрифтабзаца" style:family="text">
      <style:text-properties fo:font-size="14pt" style:font-size-asian="14pt" fo:language="en" fo:country="US"/>
    </style:style>
    <style:style style:name="T387" style:parent-style-name="Основнойшрифтабзаца" style:family="text">
      <style:text-properties fo:letter-spacing="-0.0069in" fo:font-size="14pt" style:font-size-asian="14pt" fo:language="en" fo:country="US"/>
    </style:style>
    <style:style style:name="T388" style:parent-style-name="Основнойшрифтабзаца" style:family="text">
      <style:text-properties fo:font-size="14pt" style:font-size-asian="14pt" fo:language="en" fo:country="US"/>
    </style:style>
    <style:style style:name="T389" style:parent-style-name="Основнойшрифтабзаца" style:family="text">
      <style:text-properties fo:letter-spacing="-0.0041in" fo:font-size="14pt" style:font-size-asian="14pt" fo:language="en" fo:country="US"/>
    </style:style>
    <style:style style:name="T390" style:parent-style-name="Основнойшрифтабзаца" style:family="text">
      <style:text-properties fo:font-size="14pt" style:font-size-asian="14pt" fo:language="en" fo:country="US"/>
    </style:style>
    <style:style style:name="T391" style:parent-style-name="Основнойшрифтабзаца" style:family="text">
      <style:text-properties fo:letter-spacing="-0.0062in" fo:font-size="14pt" style:font-size-asian="14pt" fo:language="en" fo:country="US"/>
    </style:style>
    <style:style style:name="T392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393" style:family="table-row">
      <style:table-row-properties style:min-row-height="0.3333in" style:use-optimal-row-height="false"/>
    </style:style>
    <style:style style:name="P394" style:parent-style-name="Обычный" style:family="paragraph">
      <style:text-properties fo:font-size="1pt" style:font-size-asian="1pt" style:font-size-complex="1pt" fo:language="en" fo:country="US"/>
    </style:style>
    <style:style style:name="TableCell395" style:family="table-cell">
      <style:table-cell-properties fo:border="0.0069in solid #000000" style:writing-mode="lr-tb" fo:padding-top="0in" fo:padding-left="0in" fo:padding-bottom="0in" fo:padding-right="0in"/>
    </style:style>
    <style:style style:name="P396" style:parent-style-name="TableParagraph" style:family="paragraph">
      <style:paragraph-properties fo:line-height="0.2187in" fo:margin-left="0.0756in">
        <style:tab-stops/>
      </style:paragraph-properties>
    </style:style>
    <style:style style:name="T397" style:parent-style-name="Основнойшрифтабзаца" style:family="text">
      <style:text-properties fo:font-size="14pt" style:font-size-asian="14pt"/>
    </style:style>
    <style:style style:name="T398" style:parent-style-name="Основнойшрифтабзаца" style:family="text">
      <style:text-properties fo:letter-spacing="-0.0062in" fo:font-size="14pt" style:font-size-asian="14pt"/>
    </style:style>
    <style:style style:name="T399" style:parent-style-name="Основнойшрифтабзаца" style:family="text">
      <style:text-properties fo:font-size="14pt" style:font-size-asian="14pt"/>
    </style:style>
    <style:style style:name="T400" style:parent-style-name="Основнойшрифтабзаца" style:family="text">
      <style:text-properties fo:letter-spacing="-0.0069in" fo:font-size="14pt" style:font-size-asian="14pt"/>
    </style:style>
    <style:style style:name="T401" style:parent-style-name="Основнойшрифтабзаца" style:family="text">
      <style:text-properties fo:font-size="14pt" style:font-size-asian="14pt"/>
    </style:style>
    <style:style style:name="T402" style:parent-style-name="Основнойшрифтабзаца" style:family="text">
      <style:text-properties fo:letter-spacing="-0.0062in" fo:font-size="14pt" style:font-size-asian="14pt"/>
    </style:style>
    <style:style style:name="T403" style:parent-style-name="Основнойшрифтабзаца" style:family="text">
      <style:text-properties fo:font-size="14pt" style:font-size-asian="14pt"/>
    </style:style>
    <style:style style:name="T404" style:parent-style-name="Основнойшрифтабзаца" style:family="text">
      <style:text-properties fo:letter-spacing="-0.0069in" fo:font-size="14pt" style:font-size-asian="14pt"/>
    </style:style>
    <style:style style:name="T405" style:parent-style-name="Основнойшрифтабзаца" style:family="text">
      <style:text-properties fo:font-size="14pt" style:font-size-asian="14pt"/>
    </style:style>
    <style:style style:name="T406" style:parent-style-name="Основнойшрифтабзаца" style:family="text">
      <style:text-properties fo:letter-spacing="-0.0027in" fo:font-size="14pt" style:font-size-asian="14pt"/>
    </style:style>
    <style:style style:name="T407" style:parent-style-name="Основнойшрифтабзаца" style:family="text">
      <style:text-properties fo:letter-spacing="-0.0013in" fo:font-size="14pt" style:font-size-asian="14pt"/>
    </style:style>
    <style:style style:name="TableRow408" style:family="table-row">
      <style:table-row-properties style:min-row-height="0.6729in" style:use-optimal-row-height="false"/>
    </style:style>
    <style:style style:name="P409" style:parent-style-name="Обычный" style:family="paragraph">
      <style:text-properties fo:font-size="1pt" style:font-size-asian="1pt" style:font-size-complex="1pt"/>
    </style:style>
    <style:style style:name="TableCell410" style:family="table-cell">
      <style:table-cell-properties fo:border="0.0069in solid #000000" style:writing-mode="lr-tb" fo:padding-top="0in" fo:padding-left="0in" fo:padding-bottom="0in" fo:padding-right="0in"/>
    </style:style>
    <style:style style:name="P411" style:parent-style-name="TableParagraph" style:family="paragraph">
      <style:paragraph-properties fo:line-height="0.2187in" fo:margin-left="0.0756in">
        <style:tab-stops>
          <style:tab-stop style:type="left" style:position="0.7527in"/>
          <style:tab-stop style:type="left" style:position="1.4451in"/>
          <style:tab-stop style:type="left" style:position="2.8034in"/>
          <style:tab-stop style:type="left" style:position="3.609in"/>
        </style:tab-stops>
      </style:paragraph-properties>
    </style:style>
    <style:style style:name="T412" style:parent-style-name="Основнойшрифтабзаца" style:family="text">
      <style:text-properties fo:letter-spacing="-0.0013in" fo:font-size="14pt" style:font-size-asian="14pt"/>
    </style:style>
    <style:style style:name="T413" style:parent-style-name="Основнойшрифтабзаца" style:family="text">
      <style:text-properties fo:font-size="14pt" style:font-size-asian="14pt"/>
    </style:style>
    <style:style style:name="T414" style:parent-style-name="Основнойшрифтабзаца" style:family="text">
      <style:text-properties fo:letter-spacing="-0.0013in" fo:font-size="14pt" style:font-size-asian="14pt"/>
    </style:style>
    <style:style style:name="T415" style:parent-style-name="Основнойшрифтабзаца" style:family="text">
      <style:text-properties fo:font-size="14pt" style:font-size-asian="14pt"/>
    </style:style>
    <style:style style:name="T416" style:parent-style-name="Основнойшрифтабзаца" style:family="text">
      <style:text-properties fo:letter-spacing="-0.0013in" fo:font-size="14pt" style:font-size-asian="14pt"/>
    </style:style>
    <style:style style:name="T417" style:parent-style-name="Основнойшрифтабзаца" style:family="text">
      <style:text-properties fo:font-size="14pt" style:font-size-asian="14pt"/>
    </style:style>
    <style:style style:name="T418" style:parent-style-name="Основнойшрифтабзаца" style:family="text">
      <style:text-properties fo:letter-spacing="-0.0013in" fo:font-size="14pt" style:font-size-asian="14pt"/>
    </style:style>
    <style:style style:name="T419" style:parent-style-name="Основнойшрифтабзаца" style:family="text">
      <style:text-properties fo:font-size="14pt" style:font-size-asian="14pt"/>
    </style:style>
    <style:style style:name="T420" style:parent-style-name="Основнойшрифтабзаца" style:family="text">
      <style:text-properties fo:letter-spacing="-0.0013in" fo:font-size="14pt" style:font-size-asian="14pt"/>
    </style:style>
    <style:style style:name="P421" style:parent-style-name="TableParagraph" style:family="paragraph">
      <style:paragraph-properties fo:margin-top="0.1131in" fo:margin-left="0.0756in">
        <style:tab-stops/>
      </style:paragraph-properties>
    </style:style>
    <style:style style:name="T422" style:parent-style-name="Основнойшрифтабзаца" style:family="text">
      <style:text-properties fo:letter-spacing="-0.0013in" fo:font-size="14pt" style:font-size-asian="14pt"/>
    </style:style>
    <style:style style:name="TableRow423" style:family="table-row">
      <style:table-row-properties style:min-row-height="0.6694in" style:use-optimal-row-height="false"/>
    </style:style>
    <style:style style:name="P424" style:parent-style-name="Обычный" style:family="paragraph">
      <style:text-properties fo:font-size="1pt" style:font-size-asian="1pt" style:font-size-complex="1pt"/>
    </style:style>
    <style:style style:name="TableCell425" style:family="table-cell">
      <style:table-cell-properties fo:border="0.0069in solid #000000" style:writing-mode="lr-tb" fo:padding-top="0in" fo:padding-left="0in" fo:padding-bottom="0in" fo:padding-right="0in"/>
    </style:style>
    <style:style style:name="P426" style:parent-style-name="TableParagraph" style:family="paragraph">
      <style:paragraph-properties fo:line-height="0.2187in" fo:margin-left="0.0756in">
        <style:tab-stops>
          <style:tab-stop style:type="left" style:position="1.1152in"/>
          <style:tab-stop style:type="left" style:position="1.8513in"/>
          <style:tab-stop style:type="left" style:position="2.2909in"/>
          <style:tab-stop style:type="left" style:position="3.0798in"/>
          <style:tab-stop style:type="left" style:position="4.4819in"/>
        </style:tab-stops>
      </style:paragraph-properties>
    </style:style>
    <style:style style:name="T427" style:parent-style-name="Основнойшрифтабзаца" style:family="text">
      <style:text-properties fo:letter-spacing="-0.0013in" fo:font-size="14pt" style:font-size-asian="14pt"/>
    </style:style>
    <style:style style:name="T428" style:parent-style-name="Основнойшрифтабзаца" style:family="text">
      <style:text-properties fo:font-size="14pt" style:font-size-asian="14pt"/>
    </style:style>
    <style:style style:name="T429" style:parent-style-name="Основнойшрифтабзаца" style:family="text">
      <style:text-properties fo:letter-spacing="-0.0013in" fo:font-size="14pt" style:font-size-asian="14pt"/>
    </style:style>
    <style:style style:name="T430" style:parent-style-name="Основнойшрифтабзаца" style:family="text">
      <style:text-properties fo:font-size="14pt" style:font-size-asian="14pt"/>
    </style:style>
    <style:style style:name="T431" style:parent-style-name="Основнойшрифтабзаца" style:family="text">
      <style:text-properties fo:letter-spacing="-0.0034in" fo:font-size="14pt" style:font-size-asian="14pt"/>
    </style:style>
    <style:style style:name="T432" style:parent-style-name="Основнойшрифтабзаца" style:family="text">
      <style:text-properties fo:font-size="14pt" style:font-size-asian="14pt"/>
    </style:style>
    <style:style style:name="T433" style:parent-style-name="Основнойшрифтабзаца" style:family="text">
      <style:text-properties fo:letter-spacing="-0.0013in" fo:font-size="14pt" style:font-size-asian="14pt"/>
    </style:style>
    <style:style style:name="T434" style:parent-style-name="Основнойшрифтабзаца" style:family="text">
      <style:text-properties fo:font-size="14pt" style:font-size-asian="14pt"/>
    </style:style>
    <style:style style:name="T435" style:parent-style-name="Основнойшрифтабзаца" style:family="text">
      <style:text-properties fo:letter-spacing="-0.0013in" fo:font-size="14pt" style:font-size-asian="14pt"/>
    </style:style>
    <style:style style:name="T436" style:parent-style-name="Основнойшрифтабзаца" style:family="text">
      <style:text-properties fo:font-size="14pt" style:font-size-asian="14pt"/>
    </style:style>
    <style:style style:name="T437" style:parent-style-name="Основнойшрифтабзаца" style:family="text">
      <style:text-properties fo:letter-spacing="-0.0069in" fo:font-size="14pt" style:font-size-asian="14pt"/>
    </style:style>
    <style:style style:name="P438" style:parent-style-name="TableParagraph" style:family="paragraph">
      <style:paragraph-properties fo:margin-top="0.1097in" fo:margin-left="0.0756in">
        <style:tab-stops/>
      </style:paragraph-properties>
    </style:style>
    <style:style style:name="T439" style:parent-style-name="Основнойшрифтабзаца" style:family="text">
      <style:text-properties fo:font-size="14pt" style:font-size-asian="14pt" fo:language="en" fo:country="US"/>
    </style:style>
    <style:style style:name="T440" style:parent-style-name="Основнойшрифтабзаца" style:family="text">
      <style:text-properties fo:letter-spacing="-0.0125in" fo:font-size="14pt" style:font-size-asian="14pt" fo:language="en" fo:country="US"/>
    </style:style>
    <style:style style:name="T441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442" style:family="table-row">
      <style:table-row-properties style:min-row-height="0.3361in" style:use-optimal-row-height="false"/>
    </style:style>
    <style:style style:name="P443" style:parent-style-name="Обычный" style:family="paragraph">
      <style:text-properties fo:font-size="1pt" style:font-size-asian="1pt" style:font-size-complex="1pt" fo:language="en" fo:country="US"/>
    </style:style>
    <style:style style:name="TableCell444" style:family="table-cell">
      <style:table-cell-properties fo:border="0.0069in solid #000000" style:writing-mode="lr-tb" fo:padding-top="0in" fo:padding-left="0in" fo:padding-bottom="0in" fo:padding-right="0in"/>
    </style:style>
    <style:style style:name="P445" style:parent-style-name="TableParagraph" style:family="paragraph">
      <style:paragraph-properties fo:line-height="0.2187in" fo:margin-left="0.0756in">
        <style:tab-stops/>
      </style:paragraph-properties>
    </style:style>
    <style:style style:name="T446" style:parent-style-name="Основнойшрифтабзаца" style:family="text">
      <style:text-properties fo:font-size="14pt" style:font-size-asian="14pt"/>
    </style:style>
    <style:style style:name="T447" style:parent-style-name="Основнойшрифтабзаца" style:family="text">
      <style:text-properties fo:letter-spacing="-0.0076in" fo:font-size="14pt" style:font-size-asian="14pt"/>
    </style:style>
    <style:style style:name="T448" style:parent-style-name="Основнойшрифтабзаца" style:family="text">
      <style:text-properties fo:font-size="14pt" style:font-size-asian="14pt"/>
    </style:style>
    <style:style style:name="T449" style:parent-style-name="Основнойшрифтабзаца" style:family="text">
      <style:text-properties fo:letter-spacing="-0.0083in" fo:font-size="14pt" style:font-size-asian="14pt"/>
    </style:style>
    <style:style style:name="T450" style:parent-style-name="Основнойшрифтабзаца" style:family="text">
      <style:text-properties fo:font-size="14pt" style:font-size-asian="14pt"/>
    </style:style>
    <style:style style:name="T451" style:parent-style-name="Основнойшрифтабзаца" style:family="text">
      <style:text-properties fo:letter-spacing="-0.0076in" fo:font-size="14pt" style:font-size-asian="14pt"/>
    </style:style>
    <style:style style:name="T452" style:parent-style-name="Основнойшрифтабзаца" style:family="text">
      <style:text-properties fo:font-size="14pt" style:font-size-asian="14pt"/>
    </style:style>
    <style:style style:name="T453" style:parent-style-name="Основнойшрифтабзаца" style:family="text">
      <style:text-properties fo:letter-spacing="-0.0076in" fo:font-size="14pt" style:font-size-asian="14pt"/>
    </style:style>
    <style:style style:name="T454" style:parent-style-name="Основнойшрифтабзаца" style:family="text">
      <style:text-properties fo:letter-spacing="-0.0013in" fo:font-size="14pt" style:font-size-asian="14pt"/>
    </style:style>
    <style:style style:name="TableRow455" style:family="table-row">
      <style:table-row-properties style:min-row-height="0.3326in" style:use-optimal-row-height="false"/>
    </style:style>
    <style:style style:name="P456" style:parent-style-name="Обычный" style:family="paragraph">
      <style:text-properties fo:font-size="1pt" style:font-size-asian="1pt" style:font-size-complex="1pt"/>
    </style:style>
    <style:style style:name="TableCell457" style:family="table-cell">
      <style:table-cell-properties fo:border="0.0069in solid #000000" style:writing-mode="lr-tb" fo:padding-top="0in" fo:padding-left="0in" fo:padding-bottom="0in" fo:padding-right="0in"/>
    </style:style>
    <style:style style:name="P458" style:parent-style-name="TableParagraph" style:family="paragraph">
      <style:paragraph-properties fo:line-height="0.2187in" fo:margin-left="0.0756in">
        <style:tab-stops/>
      </style:paragraph-properties>
    </style:style>
    <style:style style:name="T459" style:parent-style-name="Основнойшрифтабзаца" style:family="text">
      <style:text-properties fo:font-size="14pt" style:font-size-asian="14pt" fo:language="en" fo:country="US"/>
    </style:style>
    <style:style style:name="T460" style:parent-style-name="Основнойшрифтабзаца" style:family="text">
      <style:text-properties fo:letter-spacing="-0.0055in" fo:font-size="14pt" style:font-size-asian="14pt" fo:language="en" fo:country="US"/>
    </style:style>
    <style:style style:name="T461" style:parent-style-name="Основнойшрифтабзаца" style:family="text">
      <style:text-properties fo:font-size="14pt" style:font-size-asian="14pt" fo:language="en" fo:country="US"/>
    </style:style>
    <style:style style:name="T462" style:parent-style-name="Основнойшрифтабзаца" style:family="text">
      <style:text-properties fo:letter-spacing="-0.0076in" fo:font-size="14pt" style:font-size-asian="14pt" fo:language="en" fo:country="US"/>
    </style:style>
    <style:style style:name="T463" style:parent-style-name="Основнойшрифтабзаца" style:family="text">
      <style:text-properties fo:font-size="14pt" style:font-size-asian="14pt" fo:language="en" fo:country="US"/>
    </style:style>
    <style:style style:name="T464" style:parent-style-name="Основнойшрифтабзаца" style:family="text">
      <style:text-properties fo:letter-spacing="-0.0062in" fo:font-size="14pt" style:font-size-asian="14pt" fo:language="en" fo:country="US"/>
    </style:style>
    <style:style style:name="T465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466" style:family="table-row">
      <style:table-row-properties style:min-row-height="0.3361in" style:use-optimal-row-height="false"/>
    </style:style>
    <style:style style:name="TableCell467" style:family="table-cell">
      <style:table-cell-properties fo:border="0.0069in solid #000000" style:writing-mode="lr-tb" fo:padding-top="0in" fo:padding-left="0in" fo:padding-bottom="0in" fo:padding-right="0in"/>
    </style:style>
    <style:style style:name="P468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469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470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471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472" style:parent-style-name="TableParagraph" style:family="paragraph">
      <style:paragraph-properties fo:margin-left="0in">
        <style:tab-stops/>
      </style:paragraph-properties>
      <style:text-properties fo:font-size="15pt" style:font-size-asian="15pt" fo:language="en" fo:country="US"/>
    </style:style>
    <style:style style:name="P473" style:parent-style-name="TableParagraph" style:family="paragraph">
      <style:paragraph-properties fo:margin-top="0.1645in" fo:line-height="150%"/>
    </style:style>
    <style:style style:name="T474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475" style:parent-style-name="Основнойшрифтабзаца" style:family="text">
      <style:text-properties fo:letter-spacing="-0.0013in" style:text-scale="95%" fo:font-size="14pt" style:font-size-asian="14pt" fo:language="en" fo:country="US"/>
    </style:style>
    <style:style style:name="T476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477" style:family="table-cell">
      <style:table-cell-properties fo:border="0.0069in solid #000000" style:writing-mode="lr-tb" fo:padding-top="0in" fo:padding-left="0in" fo:padding-bottom="0in" fo:padding-right="0in"/>
    </style:style>
    <style:style style:name="P478" style:parent-style-name="TableParagraph" style:family="paragraph">
      <style:paragraph-properties fo:line-height="0.2222in" fo:margin-left="0.0756in">
        <style:tab-stops/>
      </style:paragraph-properties>
    </style:style>
    <style:style style:name="T479" style:parent-style-name="Основнойшрифтабзаца" style:family="text">
      <style:text-properties fo:font-size="14pt" style:font-size-asian="14pt" fo:language="en" fo:country="US"/>
    </style:style>
    <style:style style:name="T480" style:parent-style-name="Основнойшрифтабзаца" style:family="text">
      <style:text-properties fo:letter-spacing="-0.0076in" fo:font-size="14pt" style:font-size-asian="14pt" fo:language="en" fo:country="US"/>
    </style:style>
    <style:style style:name="T481" style:parent-style-name="Основнойшрифтабзаца" style:family="text">
      <style:text-properties fo:font-size="14pt" style:font-size-asian="14pt" fo:language="en" fo:country="US"/>
    </style:style>
    <style:style style:name="T482" style:parent-style-name="Основнойшрифтабзаца" style:family="text">
      <style:text-properties fo:letter-spacing="-0.0062in" fo:font-size="14pt" style:font-size-asian="14pt" fo:language="en" fo:country="US"/>
    </style:style>
    <style:style style:name="T483" style:parent-style-name="Основнойшрифтабзаца" style:family="text">
      <style:text-properties fo:font-size="14pt" style:font-size-asian="14pt" fo:language="en" fo:country="US"/>
    </style:style>
    <style:style style:name="T484" style:parent-style-name="Основнойшрифтабзаца" style:family="text">
      <style:text-properties fo:letter-spacing="-0.0062in" fo:font-size="14pt" style:font-size-asian="14pt" fo:language="en" fo:country="US"/>
    </style:style>
    <style:style style:name="T485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486" style:family="table-row">
      <style:table-row-properties style:min-row-height="0.6694in" style:use-optimal-row-height="false"/>
    </style:style>
    <style:style style:name="P487" style:parent-style-name="Обычный" style:family="paragraph">
      <style:text-properties fo:font-size="1pt" style:font-size-asian="1pt" style:font-size-complex="1pt" fo:language="en" fo:country="US"/>
    </style:style>
    <style:style style:name="TableCell488" style:family="table-cell">
      <style:table-cell-properties fo:border="0.0069in solid #000000" style:writing-mode="lr-tb" fo:padding-top="0in" fo:padding-left="0in" fo:padding-bottom="0in" fo:padding-right="0in"/>
    </style:style>
    <style:style style:name="P489" style:parent-style-name="TableParagraph" style:family="paragraph">
      <style:paragraph-properties fo:line-height="0.2187in" fo:margin-left="0.0756in">
        <style:tab-stops>
          <style:tab-stop style:type="left" style:position="1.009in"/>
          <style:tab-stop style:type="left" style:position="1.7319in"/>
          <style:tab-stop style:type="left" style:position="2.2819in"/>
          <style:tab-stop style:type="left" style:position="2.9548in"/>
          <style:tab-stop style:type="left" style:position="3.325in"/>
        </style:tab-stops>
      </style:paragraph-properties>
    </style:style>
    <style:style style:name="T490" style:parent-style-name="Основнойшрифтабзаца" style:family="text">
      <style:text-properties fo:letter-spacing="-0.0013in" fo:font-size="14pt" style:font-size-asian="14pt"/>
    </style:style>
    <style:style style:name="T491" style:parent-style-name="Основнойшрифтабзаца" style:family="text">
      <style:text-properties fo:font-size="14pt" style:font-size-asian="14pt"/>
    </style:style>
    <style:style style:name="T492" style:parent-style-name="Основнойшрифтабзаца" style:family="text">
      <style:text-properties fo:letter-spacing="-0.0013in" fo:font-size="14pt" style:font-size-asian="14pt"/>
    </style:style>
    <style:style style:name="T493" style:parent-style-name="Основнойшрифтабзаца" style:family="text">
      <style:text-properties fo:font-size="14pt" style:font-size-asian="14pt"/>
    </style:style>
    <style:style style:name="T494" style:parent-style-name="Основнойшрифтабзаца" style:family="text">
      <style:text-properties fo:letter-spacing="-0.0027in" fo:font-size="14pt" style:font-size-asian="14pt"/>
    </style:style>
    <style:style style:name="T495" style:parent-style-name="Основнойшрифтабзаца" style:family="text">
      <style:text-properties fo:font-size="14pt" style:font-size-asian="14pt"/>
    </style:style>
    <style:style style:name="T496" style:parent-style-name="Основнойшрифтабзаца" style:family="text">
      <style:text-properties fo:letter-spacing="-0.0027in" fo:font-size="14pt" style:font-size-asian="14pt"/>
    </style:style>
    <style:style style:name="T497" style:parent-style-name="Основнойшрифтабзаца" style:family="text">
      <style:text-properties fo:font-size="14pt" style:font-size-asian="14pt"/>
    </style:style>
    <style:style style:name="T498" style:parent-style-name="Основнойшрифтабзаца" style:family="text">
      <style:text-properties fo:letter-spacing="-0.0034in" fo:font-size="14pt" style:font-size-asian="14pt"/>
    </style:style>
    <style:style style:name="T499" style:parent-style-name="Основнойшрифтабзаца" style:family="text">
      <style:text-properties fo:font-size="14pt" style:font-size-asian="14pt"/>
    </style:style>
    <style:style style:name="T500" style:parent-style-name="Основнойшрифтабзаца" style:family="text">
      <style:text-properties fo:letter-spacing="-0.0013in" fo:font-size="14pt" style:font-size-asian="14pt"/>
    </style:style>
    <style:style style:name="P501" style:parent-style-name="TableParagraph" style:family="paragraph">
      <style:paragraph-properties fo:margin-top="0.1131in" fo:margin-left="0.0756in">
        <style:tab-stops/>
      </style:paragraph-properties>
    </style:style>
    <style:style style:name="T502" style:parent-style-name="Основнойшрифтабзаца" style:family="text">
      <style:text-properties fo:font-size="14pt" style:font-size-asian="14pt" fo:language="en" fo:country="US"/>
    </style:style>
    <style:style style:name="T503" style:parent-style-name="Основнойшрифтабзаца" style:family="text">
      <style:text-properties fo:letter-spacing="-0.0055in" fo:font-size="14pt" style:font-size-asian="14pt" fo:language="en" fo:country="US"/>
    </style:style>
    <style:style style:name="T504" style:parent-style-name="Основнойшрифтабзаца" style:family="text">
      <style:text-properties fo:font-size="14pt" style:font-size-asian="14pt" fo:language="en" fo:country="US"/>
    </style:style>
    <style:style style:name="T505" style:parent-style-name="Основнойшрифтабзаца" style:family="text">
      <style:text-properties fo:letter-spacing="-0.0069in" fo:font-size="14pt" style:font-size-asian="14pt" fo:language="en" fo:country="US"/>
    </style:style>
    <style:style style:name="T506" style:parent-style-name="Основнойшрифтабзаца" style:family="text">
      <style:text-properties fo:font-size="14pt" style:font-size-asian="14pt" fo:language="en" fo:country="US"/>
    </style:style>
    <style:style style:name="T507" style:parent-style-name="Основнойшрифтабзаца" style:family="text">
      <style:text-properties fo:letter-spacing="-0.009in" fo:font-size="14pt" style:font-size-asian="14pt" fo:language="en" fo:country="US"/>
    </style:style>
    <style:style style:name="T508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509" style:family="table-row">
      <style:table-row-properties style:min-row-height="0.6729in" style:use-optimal-row-height="false"/>
    </style:style>
    <style:style style:name="P510" style:parent-style-name="Обычный" style:family="paragraph">
      <style:text-properties fo:font-size="1pt" style:font-size-asian="1pt" style:font-size-complex="1pt" fo:language="en" fo:country="US"/>
    </style:style>
    <style:style style:name="TableCell511" style:family="table-cell">
      <style:table-cell-properties fo:border="0.0069in solid #000000" style:writing-mode="lr-tb" fo:padding-top="0in" fo:padding-left="0in" fo:padding-bottom="0in" fo:padding-right="0in"/>
    </style:style>
    <style:style style:name="P512" style:parent-style-name="TableParagraph" style:family="paragraph">
      <style:paragraph-properties fo:line-height="0.2222in" fo:margin-left="0.0756in">
        <style:tab-stops>
          <style:tab-stop style:type="left" style:position="0.6666in"/>
          <style:tab-stop style:type="left" style:position="1.0361in"/>
          <style:tab-stop style:type="left" style:position="1.759in"/>
          <style:tab-stop style:type="left" style:position="2.2986in"/>
          <style:tab-stop style:type="left" style:position="2.9618in"/>
          <style:tab-stop style:type="left" style:position="3.3277in"/>
        </style:tab-stops>
      </style:paragraph-properties>
    </style:style>
    <style:style style:name="T513" style:parent-style-name="Основнойшрифтабзаца" style:family="text">
      <style:text-properties fo:letter-spacing="-0.0013in" fo:font-size="14pt" style:font-size-asian="14pt"/>
    </style:style>
    <style:style style:name="T514" style:parent-style-name="Основнойшрифтабзаца" style:family="text">
      <style:text-properties fo:font-size="14pt" style:font-size-asian="14pt"/>
    </style:style>
    <style:style style:name="T515" style:parent-style-name="Основнойшрифтабзаца" style:family="text">
      <style:text-properties fo:letter-spacing="-0.0034in" fo:font-size="14pt" style:font-size-asian="14pt"/>
    </style:style>
    <style:style style:name="T516" style:parent-style-name="Основнойшрифтабзаца" style:family="text">
      <style:text-properties fo:font-size="14pt" style:font-size-asian="14pt"/>
    </style:style>
    <style:style style:name="T517" style:parent-style-name="Основнойшрифтабзаца" style:family="text">
      <style:text-properties fo:letter-spacing="-0.0013in" fo:font-size="14pt" style:font-size-asian="14pt"/>
    </style:style>
    <style:style style:name="T518" style:parent-style-name="Основнойшрифтабзаца" style:family="text">
      <style:text-properties fo:font-size="14pt" style:font-size-asian="14pt"/>
    </style:style>
    <style:style style:name="T519" style:parent-style-name="Основнойшрифтабзаца" style:family="text">
      <style:text-properties fo:letter-spacing="-0.0027in" fo:font-size="14pt" style:font-size-asian="14pt"/>
    </style:style>
    <style:style style:name="T520" style:parent-style-name="Основнойшрифтабзаца" style:family="text">
      <style:text-properties fo:font-size="14pt" style:font-size-asian="14pt"/>
    </style:style>
    <style:style style:name="T521" style:parent-style-name="Основнойшрифтабзаца" style:family="text">
      <style:text-properties fo:letter-spacing="-0.0027in" fo:font-size="14pt" style:font-size-asian="14pt"/>
    </style:style>
    <style:style style:name="T522" style:parent-style-name="Основнойшрифтабзаца" style:family="text">
      <style:text-properties fo:font-size="14pt" style:font-size-asian="14pt"/>
    </style:style>
    <style:style style:name="T523" style:parent-style-name="Основнойшрифтабзаца" style:family="text">
      <style:text-properties fo:letter-spacing="-0.0034in" fo:font-size="14pt" style:font-size-asian="14pt"/>
    </style:style>
    <style:style style:name="T524" style:parent-style-name="Основнойшрифтабзаца" style:family="text">
      <style:text-properties fo:font-size="14pt" style:font-size-asian="14pt"/>
    </style:style>
    <style:style style:name="T525" style:parent-style-name="Основнойшрифтабзаца" style:family="text">
      <style:text-properties fo:letter-spacing="-0.0013in" fo:font-size="14pt" style:font-size-asian="14pt"/>
    </style:style>
    <style:style style:name="P526" style:parent-style-name="TableParagraph" style:family="paragraph">
      <style:paragraph-properties fo:margin-top="0.1097in" fo:margin-left="0.0756in">
        <style:tab-stops/>
      </style:paragraph-properties>
    </style:style>
    <style:style style:name="T527" style:parent-style-name="Основнойшрифтабзаца" style:family="text">
      <style:text-properties fo:font-size="14pt" style:font-size-asian="14pt" fo:language="en" fo:country="US"/>
    </style:style>
    <style:style style:name="T528" style:parent-style-name="Основнойшрифтабзаца" style:family="text">
      <style:text-properties fo:letter-spacing="-0.0055in" fo:font-size="14pt" style:font-size-asian="14pt" fo:language="en" fo:country="US"/>
    </style:style>
    <style:style style:name="T529" style:parent-style-name="Основнойшрифтабзаца" style:family="text">
      <style:text-properties fo:font-size="14pt" style:font-size-asian="14pt" fo:language="en" fo:country="US"/>
    </style:style>
    <style:style style:name="T530" style:parent-style-name="Основнойшрифтабзаца" style:family="text">
      <style:text-properties fo:letter-spacing="-0.0069in" fo:font-size="14pt" style:font-size-asian="14pt" fo:language="en" fo:country="US"/>
    </style:style>
    <style:style style:name="T531" style:parent-style-name="Основнойшрифтабзаца" style:family="text">
      <style:text-properties fo:font-size="14pt" style:font-size-asian="14pt" fo:language="en" fo:country="US"/>
    </style:style>
    <style:style style:name="T532" style:parent-style-name="Основнойшрифтабзаца" style:family="text">
      <style:text-properties fo:letter-spacing="-0.009in" fo:font-size="14pt" style:font-size-asian="14pt" fo:language="en" fo:country="US"/>
    </style:style>
    <style:style style:name="T53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534" style:family="table-row">
      <style:table-row-properties style:min-row-height="0.668in" style:use-optimal-row-height="false"/>
    </style:style>
    <style:style style:name="P535" style:parent-style-name="Обычный" style:family="paragraph">
      <style:text-properties fo:font-size="1pt" style:font-size-asian="1pt" style:font-size-complex="1pt" fo:language="en" fo:country="US"/>
    </style:style>
    <style:style style:name="TableCell536" style:family="table-cell">
      <style:table-cell-properties fo:border-top="0.0069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537" style:parent-style-name="TableParagraph" style:family="paragraph">
      <style:paragraph-properties fo:line-height="0.2187in" fo:margin-left="0.0756in">
        <style:tab-stops>
          <style:tab-stop style:type="left" style:position="1.1423in"/>
          <style:tab-stop style:type="left" style:position="2.3611in"/>
          <style:tab-stop style:type="left" style:position="3.1437in"/>
          <style:tab-stop style:type="left" style:position="3.6104in"/>
        </style:tab-stops>
      </style:paragraph-properties>
    </style:style>
    <style:style style:name="T538" style:parent-style-name="Основнойшрифтабзаца" style:family="text">
      <style:text-properties fo:letter-spacing="-0.0013in" fo:font-size="14pt" style:font-size-asian="14pt"/>
    </style:style>
    <style:style style:name="T539" style:parent-style-name="Основнойшрифтабзаца" style:family="text">
      <style:text-properties fo:font-size="14pt" style:font-size-asian="14pt"/>
    </style:style>
    <style:style style:name="T540" style:parent-style-name="Основнойшрифтабзаца" style:family="text">
      <style:text-properties fo:letter-spacing="-0.0013in" fo:font-size="14pt" style:font-size-asian="14pt"/>
    </style:style>
    <style:style style:name="T541" style:parent-style-name="Основнойшрифтабзаца" style:family="text">
      <style:text-properties fo:font-size="14pt" style:font-size-asian="14pt"/>
    </style:style>
    <style:style style:name="T542" style:parent-style-name="Основнойшрифтабзаца" style:family="text">
      <style:text-properties fo:letter-spacing="-0.0013in" fo:font-size="14pt" style:font-size-asian="14pt"/>
    </style:style>
    <style:style style:name="T543" style:parent-style-name="Основнойшрифтабзаца" style:family="text">
      <style:text-properties fo:font-size="14pt" style:font-size-asian="14pt"/>
    </style:style>
    <style:style style:name="T544" style:parent-style-name="Основнойшрифтабзаца" style:family="text">
      <style:text-properties fo:letter-spacing="-0.0034in" fo:font-size="14pt" style:font-size-asian="14pt"/>
    </style:style>
    <style:style style:name="T545" style:parent-style-name="Основнойшрифтабзаца" style:family="text">
      <style:text-properties fo:font-size="14pt" style:font-size-asian="14pt"/>
    </style:style>
    <style:style style:name="T546" style:parent-style-name="Основнойшрифтабзаца" style:family="text">
      <style:text-properties fo:letter-spacing="-0.0013in" fo:font-size="14pt" style:font-size-asian="14pt"/>
    </style:style>
    <style:style style:name="P547" style:parent-style-name="TableParagraph" style:family="paragraph">
      <style:paragraph-properties fo:margin-top="0.1097in" fo:margin-left="0.0756in">
        <style:tab-stops/>
      </style:paragraph-properties>
    </style:style>
    <style:style style:name="T548" style:parent-style-name="Основнойшрифтабзаца" style:family="text">
      <style:text-properties fo:letter-spacing="-0.0013in" fo:font-size="14pt" style:font-size-asian="14pt"/>
    </style:style>
    <style:style style:name="TableRow549" style:family="table-row">
      <style:table-row-properties style:min-row-height="0.3347in" style:use-optimal-row-height="false"/>
    </style:style>
    <style:style style:name="P550" style:parent-style-name="Обычный" style:family="paragraph">
      <style:text-properties fo:font-size="1pt" style:font-size-asian="1pt" style:font-size-complex="1pt"/>
    </style:style>
    <style:style style:name="TableCell551" style:family="table-cell">
      <style:table-cell-properties fo:border-top="0.0104in solid #000000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552" style:parent-style-name="TableParagraph" style:family="paragraph">
      <style:paragraph-properties fo:line-height="0.2173in" fo:margin-left="0.0756in">
        <style:tab-stops/>
      </style:paragraph-properties>
    </style:style>
    <style:style style:name="T553" style:parent-style-name="Основнойшрифтабзаца" style:family="text">
      <style:text-properties fo:font-size="14pt" style:font-size-asian="14pt"/>
    </style:style>
    <style:style style:name="T554" style:parent-style-name="Основнойшрифтабзаца" style:family="text">
      <style:text-properties fo:letter-spacing="-0.0055in" fo:font-size="14pt" style:font-size-asian="14pt"/>
    </style:style>
    <style:style style:name="T555" style:parent-style-name="Основнойшрифтабзаца" style:family="text">
      <style:text-properties fo:font-size="14pt" style:font-size-asian="14pt"/>
    </style:style>
    <style:style style:name="T556" style:parent-style-name="Основнойшрифтабзаца" style:family="text">
      <style:text-properties fo:letter-spacing="-0.009in" fo:font-size="14pt" style:font-size-asian="14pt"/>
    </style:style>
    <style:style style:name="T557" style:parent-style-name="Основнойшрифтабзаца" style:family="text">
      <style:text-properties fo:font-size="14pt" style:font-size-asian="14pt"/>
    </style:style>
    <style:style style:name="T558" style:parent-style-name="Основнойшрифтабзаца" style:family="text">
      <style:text-properties fo:letter-spacing="-0.0062in" fo:font-size="14pt" style:font-size-asian="14pt"/>
    </style:style>
    <style:style style:name="T559" style:parent-style-name="Основнойшрифтабзаца" style:family="text">
      <style:text-properties fo:font-size="14pt" style:font-size-asian="14pt"/>
    </style:style>
    <style:style style:name="T560" style:parent-style-name="Основнойшрифтабзаца" style:family="text">
      <style:text-properties fo:letter-spacing="-0.0055in" fo:font-size="14pt" style:font-size-asian="14pt"/>
    </style:style>
    <style:style style:name="T561" style:parent-style-name="Основнойшрифтабзаца" style:family="text">
      <style:text-properties fo:letter-spacing="-0.0013in" fo:font-size="14pt" style:font-size-asian="14pt"/>
    </style:style>
    <style:style style:name="TableRow562" style:family="table-row">
      <style:table-row-properties style:min-row-height="0.3326in" style:use-optimal-row-height="false"/>
    </style:style>
    <style:style style:name="P563" style:parent-style-name="Обычный" style:family="paragraph">
      <style:text-properties fo:font-size="1pt" style:font-size-asian="1pt" style:font-size-complex="1pt"/>
    </style:style>
    <style:style style:name="TableCell564" style:family="table-cell">
      <style:table-cell-properties fo:border="0.0069in solid #000000" style:writing-mode="lr-tb" fo:padding-top="0in" fo:padding-left="0in" fo:padding-bottom="0in" fo:padding-right="0in"/>
    </style:style>
    <style:style style:name="P565" style:parent-style-name="TableParagraph" style:family="paragraph">
      <style:paragraph-properties fo:line-height="0.2187in" fo:margin-left="0.0756in">
        <style:tab-stops/>
      </style:paragraph-properties>
    </style:style>
    <style:style style:name="T566" style:parent-style-name="Основнойшрифтабзаца" style:family="text">
      <style:text-properties fo:font-size="14pt" style:font-size-asian="14pt" fo:language="en" fo:country="US"/>
    </style:style>
    <style:style style:name="T567" style:parent-style-name="Основнойшрифтабзаца" style:family="text">
      <style:text-properties fo:letter-spacing="-0.0097in" fo:font-size="14pt" style:font-size-asian="14pt" fo:language="en" fo:country="US"/>
    </style:style>
    <style:style style:name="T568" style:parent-style-name="Основнойшрифтабзаца" style:family="text">
      <style:text-properties fo:font-size="14pt" style:font-size-asian="14pt" fo:language="en" fo:country="US"/>
    </style:style>
    <style:style style:name="T569" style:parent-style-name="Основнойшрифтабзаца" style:family="text">
      <style:text-properties fo:letter-spacing="-0.0097in" fo:font-size="14pt" style:font-size-asian="14pt" fo:language="en" fo:country="US"/>
    </style:style>
    <style:style style:name="T570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571" style:family="table-row">
      <style:table-row-properties style:min-row-height="0.3361in" style:use-optimal-row-height="false"/>
    </style:style>
    <style:style style:name="P572" style:parent-style-name="Обычный" style:family="paragraph">
      <style:text-properties fo:font-size="1pt" style:font-size-asian="1pt" style:font-size-complex="1pt" fo:language="en" fo:country="US"/>
    </style:style>
    <style:style style:name="TableCell573" style:family="table-cell">
      <style:table-cell-properties fo:border="0.0069in solid #000000" style:writing-mode="lr-tb" fo:padding-top="0in" fo:padding-left="0in" fo:padding-bottom="0in" fo:padding-right="0in"/>
    </style:style>
    <style:style style:name="P574" style:parent-style-name="TableParagraph" style:family="paragraph">
      <style:paragraph-properties fo:line-height="0.2222in" fo:margin-left="0.0756in">
        <style:tab-stops/>
      </style:paragraph-properties>
    </style:style>
    <style:style style:name="T575" style:parent-style-name="Основнойшрифтабзаца" style:family="text">
      <style:text-properties fo:font-size="14pt" style:font-size-asian="14pt" fo:language="en" fo:country="US"/>
    </style:style>
    <style:style style:name="T576" style:parent-style-name="Основнойшрифтабзаца" style:family="text">
      <style:text-properties fo:letter-spacing="-0.0055in" fo:font-size="14pt" style:font-size-asian="14pt" fo:language="en" fo:country="US"/>
    </style:style>
    <style:style style:name="T577" style:parent-style-name="Основнойшрифтабзаца" style:family="text">
      <style:text-properties fo:font-size="14pt" style:font-size-asian="14pt" fo:language="en" fo:country="US"/>
    </style:style>
    <style:style style:name="T578" style:parent-style-name="Основнойшрифтабзаца" style:family="text">
      <style:text-properties fo:letter-spacing="-0.0076in" fo:font-size="14pt" style:font-size-asian="14pt" fo:language="en" fo:country="US"/>
    </style:style>
    <style:style style:name="T579" style:parent-style-name="Основнойшрифтабзаца" style:family="text">
      <style:text-properties fo:font-size="14pt" style:font-size-asian="14pt" fo:language="en" fo:country="US"/>
    </style:style>
    <style:style style:name="T580" style:parent-style-name="Основнойшрифтабзаца" style:family="text">
      <style:text-properties fo:letter-spacing="-0.0055in" fo:font-size="14pt" style:font-size-asian="14pt" fo:language="en" fo:country="US"/>
    </style:style>
    <style:style style:name="T581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582" style:family="table-row">
      <style:table-row-properties style:min-row-height="0.3368in" style:use-optimal-row-height="false"/>
    </style:style>
    <style:style style:name="P583" style:parent-style-name="Обычный" style:family="paragraph">
      <style:text-properties fo:font-size="1pt" style:font-size-asian="1pt" style:font-size-complex="1pt" fo:language="en" fo:country="US"/>
    </style:style>
    <style:style style:name="TableCell584" style:family="table-cell">
      <style:table-cell-properties fo:border="0.0069in solid #000000" style:writing-mode="lr-tb" fo:padding-top="0in" fo:padding-left="0in" fo:padding-bottom="0in" fo:padding-right="0in"/>
    </style:style>
    <style:style style:name="P585" style:parent-style-name="TableParagraph" style:family="paragraph">
      <style:paragraph-properties fo:line-height="0.2187in" fo:margin-left="0.0756in">
        <style:tab-stops/>
      </style:paragraph-properties>
    </style:style>
    <style:style style:name="T586" style:parent-style-name="Основнойшрифтабзаца" style:family="text">
      <style:text-properties fo:font-size="14pt" style:font-size-asian="14pt"/>
    </style:style>
    <style:style style:name="T587" style:parent-style-name="Основнойшрифтабзаца" style:family="text">
      <style:text-properties fo:letter-spacing="-0.0062in" fo:font-size="14pt" style:font-size-asian="14pt"/>
    </style:style>
    <style:style style:name="T588" style:parent-style-name="Основнойшрифтабзаца" style:family="text">
      <style:text-properties fo:font-size="14pt" style:font-size-asian="14pt"/>
    </style:style>
    <style:style style:name="T589" style:parent-style-name="Основнойшрифтабзаца" style:family="text">
      <style:text-properties fo:letter-spacing="-0.0055in" fo:font-size="14pt" style:font-size-asian="14pt"/>
    </style:style>
    <style:style style:name="T590" style:parent-style-name="Основнойшрифтабзаца" style:family="text">
      <style:text-properties fo:font-size="14pt" style:font-size-asian="14pt"/>
    </style:style>
    <style:style style:name="T591" style:parent-style-name="Основнойшрифтабзаца" style:family="text">
      <style:text-properties fo:letter-spacing="-0.0055in" fo:font-size="14pt" style:font-size-asian="14pt"/>
    </style:style>
    <style:style style:name="T592" style:parent-style-name="Основнойшрифтабзаца" style:family="text">
      <style:text-properties fo:font-size="14pt" style:font-size-asian="14pt"/>
    </style:style>
    <style:style style:name="T593" style:parent-style-name="Основнойшрифтабзаца" style:family="text">
      <style:text-properties fo:letter-spacing="-0.0083in" fo:font-size="14pt" style:font-size-asian="14pt"/>
    </style:style>
    <style:style style:name="T594" style:parent-style-name="Основнойшрифтабзаца" style:family="text">
      <style:text-properties fo:letter-spacing="-0.0013in" fo:font-size="14pt" style:font-size-asian="14pt"/>
    </style:style>
    <style:style style:name="TableRow595" style:family="table-row">
      <style:table-row-properties style:min-row-height="0.6694in" style:use-optimal-row-height="false"/>
    </style:style>
    <style:style style:name="TableCell596" style:family="table-cell">
      <style:table-cell-properties fo:border="0.0069in solid #000000" style:writing-mode="lr-tb" fo:padding-top="0in" fo:padding-left="0in" fo:padding-bottom="0in" fo:padding-right="0in"/>
    </style:style>
    <style:style style:name="P597" style:parent-style-name="TableParagraph" style:family="paragraph">
      <style:paragraph-properties fo:margin-top="0.1611in"/>
    </style:style>
    <style:style style:name="T598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Cell599" style:family="table-cell">
      <style:table-cell-properties fo:border="0.0069in solid #000000" style:writing-mode="lr-tb" fo:padding-top="0in" fo:padding-left="0in" fo:padding-bottom="0in" fo:padding-right="0in"/>
    </style:style>
    <style:style style:name="P600" style:parent-style-name="TableParagraph" style:family="paragraph">
      <style:paragraph-properties fo:line-height="0.2187in" fo:margin-left="0.0756in">
        <style:tab-stops/>
      </style:paragraph-properties>
    </style:style>
    <style:style style:name="T601" style:parent-style-name="Основнойшрифтабзаца" style:family="text">
      <style:text-properties fo:font-size="14pt" style:font-size-asian="14pt"/>
    </style:style>
    <style:style style:name="T602" style:parent-style-name="Основнойшрифтабзаца" style:family="text">
      <style:text-properties fo:letter-spacing="0.0013in" fo:font-size="14pt" style:font-size-asian="14pt"/>
    </style:style>
    <style:style style:name="T603" style:parent-style-name="Основнойшрифтабзаца" style:family="text">
      <style:text-properties fo:font-size="14pt" style:font-size-asian="14pt"/>
    </style:style>
    <style:style style:name="T604" style:parent-style-name="Основнойшрифтабзаца" style:family="text">
      <style:text-properties fo:letter-spacing="0.0013in" fo:font-size="14pt" style:font-size-asian="14pt"/>
    </style:style>
    <style:style style:name="T605" style:parent-style-name="Основнойшрифтабзаца" style:family="text">
      <style:text-properties fo:font-size="14pt" style:font-size-asian="14pt"/>
    </style:style>
    <style:style style:name="T606" style:parent-style-name="Основнойшрифтабзаца" style:family="text">
      <style:text-properties fo:letter-spacing="0.0006in" fo:font-size="14pt" style:font-size-asian="14pt"/>
    </style:style>
    <style:style style:name="T607" style:parent-style-name="Основнойшрифтабзаца" style:family="text">
      <style:text-properties fo:font-size="14pt" style:font-size-asian="14pt"/>
    </style:style>
    <style:style style:name="T608" style:parent-style-name="Основнойшрифтабзаца" style:family="text">
      <style:text-properties fo:letter-spacing="0.002in" fo:font-size="14pt" style:font-size-asian="14pt"/>
    </style:style>
    <style:style style:name="T609" style:parent-style-name="Основнойшрифтабзаца" style:family="text">
      <style:text-properties fo:letter-spacing="-0.0013in" fo:font-size="14pt" style:font-size-asian="14pt"/>
    </style:style>
    <style:style style:name="P610" style:parent-style-name="TableParagraph" style:family="paragraph">
      <style:paragraph-properties fo:margin-top="0.1125in" fo:margin-left="0.0756in">
        <style:tab-stops/>
      </style:paragraph-properties>
    </style:style>
    <style:style style:name="T611" style:parent-style-name="Основнойшрифтабзаца" style:family="text">
      <style:text-properties fo:font-size="14pt" style:font-size-asian="14pt"/>
    </style:style>
    <style:style style:name="T612" style:parent-style-name="Основнойшрифтабзаца" style:family="text">
      <style:text-properties fo:letter-spacing="-0.0055in" fo:font-size="14pt" style:font-size-asian="14pt"/>
    </style:style>
    <style:style style:name="T613" style:parent-style-name="Основнойшрифтабзаца" style:family="text">
      <style:text-properties fo:font-size="14pt" style:font-size-asian="14pt"/>
    </style:style>
    <style:style style:name="T614" style:parent-style-name="Основнойшрифтабзаца" style:family="text">
      <style:text-properties fo:letter-spacing="-0.0041in" fo:font-size="14pt" style:font-size-asian="14pt"/>
    </style:style>
    <style:style style:name="T615" style:parent-style-name="Основнойшрифтабзаца" style:family="text">
      <style:text-properties fo:font-size="14pt" style:font-size-asian="14pt"/>
    </style:style>
    <style:style style:name="T616" style:parent-style-name="Основнойшрифтабзаца" style:family="text">
      <style:text-properties fo:letter-spacing="-0.0055in" fo:font-size="14pt" style:font-size-asian="14pt"/>
    </style:style>
    <style:style style:name="T617" style:parent-style-name="Основнойшрифтабзаца" style:family="text">
      <style:text-properties fo:font-size="14pt" style:font-size-asian="14pt"/>
    </style:style>
    <style:style style:name="T618" style:parent-style-name="Основнойшрифтабзаца" style:family="text">
      <style:text-properties fo:letter-spacing="-0.0048in" fo:font-size="14pt" style:font-size-asian="14pt"/>
    </style:style>
    <style:style style:name="T619" style:parent-style-name="Основнойшрифтабзаца" style:family="text">
      <style:text-properties fo:letter-spacing="-0.0013in" fo:font-size="14pt" style:font-size-asian="14pt"/>
    </style:style>
    <style:style style:name="TableColumn621" style:family="table-column">
      <style:table-column-properties style:column-width="1.868in" style:use-optimal-column-width="false"/>
    </style:style>
    <style:style style:name="TableColumn622" style:family="table-column">
      <style:table-column-properties style:column-width="4.7284in" style:use-optimal-column-width="false"/>
    </style:style>
    <style:style style:name="Table620" style:family="table">
      <style:table-properties style:width="6.5965in" fo:margin-left="0in" table:align="center"/>
    </style:style>
    <style:style style:name="TableRow623" style:family="table-row">
      <style:table-row-properties style:min-row-height="0.3361in" style:use-optimal-row-height="false"/>
    </style:style>
    <style:style style:name="TableCell624" style:family="table-cell">
      <style:table-cell-properties fo:border="0.0069in solid #000000" style:writing-mode="lr-tb" fo:padding-top="0in" fo:padding-left="0in" fo:padding-bottom="0in" fo:padding-right="0in"/>
    </style:style>
    <style:style style:name="P625" style:parent-style-name="TableParagraph" style:family="paragraph">
      <style:paragraph-properties fo:text-align="center" fo:line-height="0.2222in" fo:margin-left="0.009in">
        <style:tab-stops/>
      </style:paragraph-properties>
    </style:style>
    <style:style style:name="T626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Cell627" style:family="table-cell">
      <style:table-cell-properties fo:border="0.0069in solid #000000" style:writing-mode="lr-tb" fo:padding-top="0in" fo:padding-left="0in" fo:padding-bottom="0in" fo:padding-right="0in"/>
    </style:style>
    <style:style style:name="P628" style:parent-style-name="TableParagraph" style:family="paragraph">
      <style:paragraph-properties fo:text-align="center" fo:line-height="0.2222in" fo:margin-left="0.0013in">
        <style:tab-stops/>
      </style:paragraph-properties>
    </style:style>
    <style:style style:name="T629" style:parent-style-name="Основнойшрифтабзаца" style:family="text">
      <style:text-properties fo:font-weight="bold" style:font-weight-asian="bold" style:text-scale="99%" fo:font-size="14pt" style:font-size-asian="14pt" fo:language="en" fo:country="US"/>
    </style:style>
    <style:style style:name="TableRow630" style:family="table-row">
      <style:table-row-properties style:min-row-height="0.3361in" style:use-optimal-row-height="false"/>
    </style:style>
    <style:style style:name="TableCell631" style:family="table-cell">
      <style:table-cell-properties fo:border="0.0069in solid #000000" style:writing-mode="lr-tb" fo:padding-top="0in" fo:padding-left="0in" fo:padding-bottom="0in" fo:padding-right="0in"/>
    </style:style>
    <style:style style:name="P632" style:parent-style-name="TableParagraph" style:family="paragraph">
      <style:paragraph-properties fo:margin-left="0in">
        <style:tab-stops/>
      </style:paragraph-properties>
      <style:text-properties fo:font-size="13pt" style:font-size-asian="13pt" fo:language="en" fo:country="US"/>
    </style:style>
    <style:style style:name="TableCell633" style:family="table-cell">
      <style:table-cell-properties fo:border="0.0069in solid #000000" style:writing-mode="lr-tb" fo:padding-top="0in" fo:padding-left="0in" fo:padding-bottom="0in" fo:padding-right="0in"/>
    </style:style>
    <style:style style:name="P634" style:parent-style-name="TableParagraph" style:family="paragraph">
      <style:paragraph-properties fo:line-height="0.2187in" fo:margin-left="0.0756in">
        <style:tab-stops/>
      </style:paragraph-properties>
    </style:style>
    <style:style style:name="T635" style:parent-style-name="Основнойшрифтабзаца" style:family="text">
      <style:text-properties fo:font-size="14pt" style:font-size-asian="14pt" fo:language="en" fo:country="US"/>
    </style:style>
    <style:style style:name="T636" style:parent-style-name="Основнойшрифтабзаца" style:family="text">
      <style:text-properties fo:letter-spacing="-0.0097in" fo:font-size="14pt" style:font-size-asian="14pt" fo:language="en" fo:country="US"/>
    </style:style>
    <style:style style:name="T637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638" style:family="table-row">
      <style:table-row-properties style:min-row-height="0.3326in" style:use-optimal-row-height="false"/>
    </style:style>
    <style:style style:name="P639" style:parent-style-name="Обычный" style:family="paragraph">
      <style:text-properties fo:font-size="1pt" style:font-size-asian="1pt" style:font-size-complex="1pt" fo:language="en" fo:country="US"/>
    </style:style>
    <style:style style:name="TableCell640" style:family="table-cell">
      <style:table-cell-properties fo:border="0.0069in solid #000000" style:writing-mode="lr-tb" fo:padding-top="0in" fo:padding-left="0in" fo:padding-bottom="0in" fo:padding-right="0in"/>
    </style:style>
    <style:style style:name="P641" style:parent-style-name="TableParagraph" style:family="paragraph">
      <style:paragraph-properties fo:line-height="0.2187in" fo:margin-left="0.0756in">
        <style:tab-stops/>
      </style:paragraph-properties>
    </style:style>
    <style:style style:name="T642" style:parent-style-name="Основнойшрифтабзаца" style:family="text">
      <style:text-properties fo:font-size="14pt" style:font-size-asian="14pt" fo:language="en" fo:country="US"/>
    </style:style>
    <style:style style:name="T643" style:parent-style-name="Основнойшрифтабзаца" style:family="text">
      <style:text-properties fo:letter-spacing="-0.0069in" fo:font-size="14pt" style:font-size-asian="14pt" fo:language="en" fo:country="US"/>
    </style:style>
    <style:style style:name="T644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645" style:family="table-row">
      <style:table-row-properties style:min-row-height="0.3361in" style:use-optimal-row-height="false"/>
    </style:style>
    <style:style style:name="P646" style:parent-style-name="Обычный" style:family="paragraph">
      <style:text-properties fo:font-size="1pt" style:font-size-asian="1pt" style:font-size-complex="1pt" fo:language="en" fo:country="US"/>
    </style:style>
    <style:style style:name="TableCell647" style:family="table-cell">
      <style:table-cell-properties fo:border="0.0069in solid #000000" style:writing-mode="lr-tb" fo:padding-top="0in" fo:padding-left="0in" fo:padding-bottom="0in" fo:padding-right="0in"/>
    </style:style>
    <style:style style:name="P648" style:parent-style-name="TableParagraph" style:family="paragraph">
      <style:paragraph-properties fo:line-height="0.2187in" fo:margin-left="0.0756in">
        <style:tab-stops/>
      </style:paragraph-properties>
    </style:style>
    <style:style style:name="T649" style:parent-style-name="Основнойшрифтабзаца" style:family="text">
      <style:text-properties fo:font-size="14pt" style:font-size-asian="14pt" fo:language="en" fo:country="US"/>
    </style:style>
    <style:style style:name="T650" style:parent-style-name="Основнойшрифтабзаца" style:family="text">
      <style:text-properties fo:letter-spacing="-0.009in" fo:font-size="14pt" style:font-size-asian="14pt" fo:language="en" fo:country="US"/>
    </style:style>
    <style:style style:name="T651" style:parent-style-name="Основнойшрифтабзаца" style:family="text">
      <style:text-properties fo:font-size="14pt" style:font-size-asian="14pt" fo:language="en" fo:country="US"/>
    </style:style>
    <style:style style:name="T652" style:parent-style-name="Основнойшрифтабзаца" style:family="text">
      <style:text-properties fo:letter-spacing="-0.009in" fo:font-size="14pt" style:font-size-asian="14pt" fo:language="en" fo:country="US"/>
    </style:style>
    <style:style style:name="T653" style:parent-style-name="Основнойшрифтабзаца" style:family="text">
      <style:text-properties fo:letter-spacing="-0.0013in" fo:font-size="14pt" style:font-size-asian="14pt" fo:language="en" fo:country="US"/>
    </style:style>
    <style:style style:name="TableRow654" style:family="table-row">
      <style:table-row-properties style:min-row-height="0.3361in" style:use-optimal-row-height="false"/>
    </style:style>
    <style:style style:name="P655" style:parent-style-name="Обычный" style:family="paragraph">
      <style:text-properties fo:font-size="1pt" style:font-size-asian="1pt" style:font-size-complex="1pt" fo:language="en" fo:country="US"/>
    </style:style>
    <style:style style:name="TableCell656" style:family="table-cell">
      <style:table-cell-properties fo:border="0.0069in solid #000000" style:writing-mode="lr-tb" fo:padding-top="0in" fo:padding-left="0in" fo:padding-bottom="0in" fo:padding-right="0in"/>
    </style:style>
    <style:style style:name="P657" style:parent-style-name="TableParagraph" style:family="paragraph">
      <style:paragraph-properties fo:line-height="0.2187in" fo:margin-left="0.0756in">
        <style:tab-stops/>
      </style:paragraph-properties>
    </style:style>
    <style:style style:name="T658" style:parent-style-name="Основнойшрифтабзаца" style:family="text">
      <style:text-properties fo:font-size="14pt" style:font-size-asian="14pt" fo:language="en" fo:country="US"/>
    </style:style>
    <style:style style:name="T659" style:parent-style-name="Основнойшрифтабзаца" style:family="text">
      <style:text-properties fo:letter-spacing="-0.0083in" fo:font-size="14pt" style:font-size-asian="14pt" fo:language="en" fo:country="US"/>
    </style:style>
    <style:style style:name="T660" style:parent-style-name="Основнойшрифтабзаца" style:family="text">
      <style:text-properties fo:font-size="14pt" style:font-size-asian="14pt" fo:language="en" fo:country="US"/>
    </style:style>
    <style:style style:name="T661" style:parent-style-name="Основнойшрифтабзаца" style:family="text">
      <style:text-properties fo:letter-spacing="-0.0083in" fo:font-size="14pt" style:font-size-asian="14pt" fo:language="en" fo:country="US"/>
    </style:style>
    <style:style style:name="T662" style:parent-style-name="Основнойшрифтабзаца" style:family="text">
      <style:text-properties fo:letter-spacing="-0.0013in" fo:font-size="14pt" style:font-size-asian="14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Заинтересов</text:span></text:p>
            <text:p text:style-name="P11"><text:span text:style-name="T12">анное</text:span><text:span text:style-name="T13"><text:s/></text:span><text:span text:style-name="T14">лицо</text:span></text:p>
          </table:table-cell>
          <table:table-cell table:style-name="TableCell15">
            <text:p text:style-name="P16"><text:span text:style-name="T17">Основная</text:span></text:p>
            <text:p text:style-name="P18"><text:span text:style-name="T19">ценность</text:span></text:p>
          </table:table-cell>
          <table:table-cell table:style-name="TableCell20">
            <text:p text:style-name="P21"><text:span text:style-name="T22">Отношение</text:span></text:p>
          </table:table-cell>
          <table:table-cell table:style-name="TableCell23">
            <text:p text:style-name="P24"><text:span text:style-name="T25">Основные</text:span></text:p>
            <text:p text:style-name="P26"><text:span text:style-name="T27">интересы</text:span></text:p>
          </table:table-cell>
          <table:table-cell table:style-name="TableCell28">
            <text:p text:style-name="P29"><text:span text:style-name="T30">Ограничен</text:span></text:p>
            <text:p text:style-name="P31"><text:span text:style-name="T32">ия</text:span></text:p>
          </table:table-cell>
        </table:table-row>
        <table:table-row table:style-name="TableRow33">
          <table:table-cell table:style-name="TableCell34">
            <text:p text:style-name="P35"><text:span text:style-name="T36">1</text:span></text:p>
          </table:table-cell>
          <table:table-cell table:style-name="TableCell37">
            <text:p text:style-name="P38"><text:span text:style-name="T39">2</text:span></text:p>
          </table:table-cell>
          <table:table-cell table:style-name="TableCell40">
            <text:p text:style-name="P41"><text:span text:style-name="T42">3</text:span></text:p>
          </table:table-cell>
          <table:table-cell table:style-name="TableCell43">
            <text:p text:style-name="P44"><text:span text:style-name="T45">4</text:span></text:p>
          </table:table-cell>
          <table:table-cell table:style-name="TableCell46">
            <text:p text:style-name="P47"><text:span text:style-name="T48">5</text:span></text:p>
          </table:table-cell>
        </table:table-row>
        <table:table-row table:style-name="TableRow49">
          <table:table-cell table:style-name="TableCell50">
            <text:p text:style-name="P51"><text:span text:style-name="T52">Руководство<text:s/></text:span><text:span text:style-name="T53">приютов</text:span></text:p>
          </table:table-cell>
          <table:table-cell table:style-name="TableCell54">
            <text:p text:style-name="P55"><text:span text:style-name="T56">Увеличение числа<text:s/></text:span><text:span text:style-name="T57">подопечных,<text:s/></text:span><text:span text:style-name="T58">нашедших хозяина</text:span></text:p>
          </table:table-cell>
          <table:table-cell table:style-name="TableCell59">
            <text:p text:style-name="P60"><text:span text:style-name="T61">Сильная поддержка</text:span><text:span text:style-name="T62"><text:tab/></text:span><text:span text:style-name="T63">на<text:s/></text:span><text:span text:style-name="T64">протяжении</text:span><text:span text:style-name="T65"><text:s/></text:span><text:span text:style-name="T66">всех</text:span><text:span text:style-name="T67"><text:tab/></text:span><text:span text:style-name="T68">выпусков продукта</text:span></text:p>
          </table:table-cell>
          <table:table-cell table:style-name="TableCell69">
            <text:p text:style-name="P70"><text:span text:style-name="T71">Простота использовани<text:s/></text:span><text:span text:style-name="T72">я</text:span><text:span text:style-name="T73"><text:s/></text:span><text:span text:style-name="T74">приложения, достоверная</text:span><text:span text:style-name="T75"><text:s/></text:span><text:span text:style-name="T76">и<text:s/></text:span><text:span text:style-name="T77">актуальная</text:span></text:p>
            <text:p text:style-name="P78"><text:span text:style-name="T79">информация</text:span></text:p>
          </table:table-cell>
          <table:table-cell table:style-name="TableCell80">
            <text:p text:style-name="P81"><text:span text:style-name="T82">Необходим<text:s/></text:span><text:span text:style-name="T83">ость<text:s/></text:span><text:span text:style-name="T84">обучения работе</text:span><text:span text:style-name="T85"><text:tab/></text:span><text:span text:style-name="T86">с<text:s/></text:span><text:span text:style-name="T87">системой</text:span></text:p>
          </table:table-cell>
        </table:table-row>
        <table:table-row table:style-name="TableRow88">
          <table:table-cell table:style-name="TableCell89">
            <text:p text:style-name="P90"><text:span text:style-name="T91">Постоянные посетители приютов</text:span></text:p>
          </table:table-cell>
          <table:table-cell table:style-name="TableCell92">
            <text:p text:style-name="P93"><text:span text:style-name="T94">Структурирован<text:s/></text:span><text:span text:style-name="T95">ная информация о приютах и их<text:s/></text:span><text:span text:style-name="T96">подопечных</text:span></text:p>
          </table:table-cell>
          <table:table-cell table:style-name="TableCell97">
            <text:p text:style-name="P98"><text:span text:style-name="T99">Большой энтузиазм,</text:span><text:span text:style-name="T100"><text:tab/></text:span><text:span text:style-name="T101">но<text:s/></text:span><text:span text:style-name="T102">могут использовать<text:s/></text:span><text:span text:style-name="T103">систему</text:span><text:span text:style-name="T104"><text:s/></text:span><text:span text:style-name="T105">меньше<text:s/></text:span><text:span text:style-name="T106">из-за</text:span><text:span text:style-name="T107"><text:tab/></text:span><text:span text:style-name="T108">личного знакомства</text:span><text:span text:style-name="T109"><text:tab/></text:span><text:span text:style-name="T110"><text:tab/></text:span><text:span text:style-name="T111">с</text:span></text:p>
            <text:p text:style-name="P112"><text:span text:style-name="T113">приютами</text:span></text:p>
          </table:table-cell>
          <table:table-cell table:style-name="TableCell114">
            <text:p text:style-name="P115"><text:span text:style-name="T116">Простота использовани я</text:span><text:span text:style-name="T117"><text:s/></text:span><text:span text:style-name="T118">приложения; возможность выбора приютов</text:span><text:span text:style-name="T119"><text:tab/></text:span><text:span text:style-name="T120">и<text:s/></text:span><text:span text:style-name="T121">подопечных</text:span></text:p>
          </table:table-cell>
          <table:table-cell table:style-name="TableCell122">
            <text:p text:style-name="P123"><text:span text:style-name="T124">Требуется доступ</text:span><text:span text:style-name="T125"><text:tab/></text:span><text:span text:style-name="T126">к<text:s/></text:span><text:span text:style-name="T127">сети<text:s/></text:span><text:span text:style-name="T128">Интернет</text:span><text:span text:style-name="T129"><text:s/></text:span><text:span text:style-name="T130">и<text:s/></text:span><text:span text:style-name="T131">мобильном<text:s/></text:span><text:span text:style-name="T132">у<text:s/></text:span><text:span text:style-name="T133">устройству</text:span></text:p>
          </table:table-cell>
        </table:table-row>
        <table:table-row table:style-name="TableRow134">
          <table:table-cell table:style-name="TableCell135">
            <text:p text:style-name="P136"><text:span text:style-name="T137">Люди, желающие больше узнать</text:span><text:span text:style-name="T138"><text:tab/></text:span><text:span text:style-name="T139">о<text:s/></text:span><text:span text:style-name="T140">работе приютов.</text:span></text:p>
          </table:table-cell>
          <table:table-cell table:style-name="TableCell141">
            <text:p text:style-name="P142"><text:span text:style-name="T143">Структурирован<text:s/></text:span><text:span text:style-name="T144">ная базовая информация о приютах, как им помогать с</text:span></text:p>
          </table:table-cell>
          <table:table-cell table:style-name="TableCell145">
            <text:p text:style-name="P146"><text:span text:style-name="T147">Большой энтузиазм, пользуются системой</text:span><text:span text:style-name="T148"><text:tab/></text:span><text:span text:style-name="T149">чаще<text:s/></text:span><text:span text:style-name="T150">остальных категорий</text:span></text:p>
          </table:table-cell>
          <table:table-cell table:style-name="TableCell151">
            <text:p text:style-name="P152"><text:span text:style-name="T153">Простота использовани<text:s/></text:span><text:span text:style-name="T154">я</text:span><text:span text:style-name="T155"><text:s/></text:span><text:span text:style-name="T156">приложения;<text:s/></text:span><text:span text:style-name="T157">большой выбор<text:s/></text:span><text:span text:style-name="T158">приютов</text:span><text:span text:style-name="T159"><text:s/></text:span><text:span text:style-name="T160">и</text:span><text:span text:style-name="T161"><text:s/></text:span><text:span text:style-name="T162">их</text:span></text:p>
            <text:p text:style-name="P163"><text:span text:style-name="T164">подопечных</text:span></text:p>
          </table:table-cell>
          <table:table-cell table:style-name="TableCell165">
            <text:p text:style-name="P166"><text:span text:style-name="T167">Требуется доступ</text:span><text:span text:style-name="T168"><text:tab/></text:span><text:span text:style-name="T169">к<text:s/></text:span><text:span text:style-name="T170">сети<text:s/></text:span><text:span text:style-name="T171">Интернет</text:span><text:span text:style-name="T172"><text:s/></text:span><text:span text:style-name="T173">и<text:s/></text:span><text:span text:style-name="T174">мобильном<text:s/></text:span><text:span text:style-name="T175">у</text:span></text:p>
            <text:p text:style-name="P176"><text:span text:style-name="T177">устройству</text:span></text:p>
          </table:table-cell>
        </table:table-row>
      </table:table>
      <text:p text:style-name="Обычный"/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soft-page-break/>
            <text:p text:style-name="P184"><text:span text:style-name="T185">1</text:span></text:p>
          </table:table-cell>
          <table:table-cell table:style-name="TableCell186">
            <text:p text:style-name="P187"><text:span text:style-name="T188">2</text:span></text:p>
          </table:table-cell>
        </table:table-row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><text:span text:style-name="T194">посещение</text:span><text:span text:style-name="T195"><text:tab/></text:span><text:span text:style-name="T196">приложения</text:span><text:span text:style-name="T197"><text:tab/></text:span><text:span text:style-name="T198">и</text:span><text:span text:style-name="T199"><text:tab/></text:span><text:span text:style-name="T200">он</text:span><text:span text:style-name="T201"><text:tab/></text:span><text:span text:style-name="T202">зарегистрируется<text:s/></text:span><text:span text:style-name="T203">позже.</text:span></text:p>
            <text:p text:style-name="P204"><text:span text:style-name="T205">Возраст: 14–80 лет. Доступ</text:span><text:span text:style-name="T206"><text:s/></text:span><text:span text:style-name="T207">к</text:span><text:span text:style-name="T208"><text:s/></text:span><text:span text:style-name="T209">системе:</text:span><text:span text:style-name="T210"><text:s/></text:span><text:span text:style-name="T211">прямой.</text:span></text:p>
            <text:p text:style-name="P212"><text:span text:style-name="T213">Ожидается</text:span><text:span text:style-name="T214"><text:s/></text:span><text:span text:style-name="T215">знание</text:span><text:span text:style-name="T216"><text:s/></text:span><text:span text:style-name="T217">русского</text:span><text:span text:style-name="T218"><text:s/></text:span><text:span text:style-name="T219">языка</text:span><text:span text:style-name="T220"><text:s/></text:span><text:span text:style-name="T221">(в</text:span><text:span text:style-name="T222"><text:s/></text:span><text:span text:style-name="T223">первой</text:span><text:span text:style-name="T224"><text:s/></text:span><text:span text:style-name="T225">версии</text:span></text:p>
            <text:p text:style-name="P226"><text:span text:style-name="T227">системы).</text:span></text:p>
          </table:table-cell>
        </table:table-row>
        <table:table-row table:style-name="TableRow228">
          <table:table-cell table:style-name="TableCell229">
            <text:p text:style-name="P230"><text:span text:style-name="T231">Представитель</text:span><text:span text:style-name="T232"><text:s/></text:span><text:span text:style-name="T233">приюта (привилегированный)</text:span></text:p>
          </table:table-cell>
          <table:table-cell table:style-name="TableCell234">
            <text:p text:style-name="P235">Представитель приюта – это сотрудник приюта, который взаимодействует с системой для обновления данных о подопечных и приюте, а также отвечает на заявки пользователей на волонтерство и опекунство. Является «лицом» приюта в системе.</text:p>
            <text:p text:style-name="P236"><text:span text:style-name="T237">Возраст: 16–80 лет. Доступ</text:span><text:span text:style-name="T238"><text:s/></text:span><text:span text:style-name="T239">к</text:span><text:span text:style-name="T240"><text:s/></text:span><text:span text:style-name="T241">системе:</text:span><text:span text:style-name="T242"><text:s/></text:span><text:span text:style-name="T243">прямой.</text:span></text:p>
            <text:p text:style-name="P244"><text:span text:style-name="T245">Требуется</text:span><text:span text:style-name="T246"><text:s/></text:span><text:span text:style-name="T247">знание</text:span><text:span text:style-name="T248"><text:s/></text:span><text:span text:style-name="T249">русского</text:span><text:span text:style-name="T250"><text:s/></text:span><text:span text:style-name="T251">языка</text:span><text:span text:style-name="T252"><text:s/></text:span><text:span text:style-name="T253">(в</text:span><text:span text:style-name="T254"><text:s/></text:span><text:span text:style-name="T255">первой</text:span><text:span text:style-name="T256"><text:s/></text:span><text:span text:style-name="T257">версии</text:span></text:p>
            <text:p text:style-name="P258"><text:span text:style-name="T259">системы).</text:span></text:p>
          </table:table-cell>
        </table:table-row>
        <table:table-row table:style-name="TableRow260">
          <table:table-cell table:style-name="TableCell261">
            <text:p text:style-name="P262"><text:span text:style-name="T263">Администратор системы<text:s/></text:span><text:span text:style-name="T264">(привилегированный)</text:span></text:p>
          </table:table-cell>
          <table:table-cell table:style-name="TableCell265">
            <text:p text:style-name="P266">Сотрудник компании-разработчика системы, который следит за работоспособностью системы и исправляет все возникающие ошибки.</text:p>
            <text:p text:style-name="P267"><text:span text:style-name="T268">Возраст:</text:span><text:span text:style-name="T269"><text:s/></text:span><text:span text:style-name="T270">18–80</text:span><text:span text:style-name="T271"><text:s/></text:span><text:span text:style-name="T272">лет.</text:span></text:p>
            <text:p text:style-name="P273"><text:span text:style-name="T274">Образование:</text:span><text:span text:style-name="T275"><text:s/></text:span><text:span text:style-name="T276">от</text:span><text:span text:style-name="T277"><text:s/></text:span><text:span text:style-name="T278">среднего</text:span><text:span text:style-name="T279"><text:s/></text:span><text:span text:style-name="T280">общего. Доступ к системе: прямой.</text:span></text:p>
            <text:p text:style-name="P281"><text:span text:style-name="T282">Требуется</text:span><text:span text:style-name="T283"><text:s/></text:span><text:span text:style-name="T284">знание</text:span><text:span text:style-name="T285"><text:s/></text:span><text:span text:style-name="T286">русского</text:span><text:span text:style-name="T287"><text:s/></text:span><text:span text:style-name="T288">языка</text:span><text:span text:style-name="T289"><text:s/></text:span><text:span text:style-name="T290">(в первой</text:span><text:span text:style-name="T291"><text:s/></text:span><text:span text:style-name="T292">версии</text:span></text:p>
            <text:p text:style-name="P293"><text:span text:style-name="T294">системы).</text:span></text:p>
          </table:table-cell>
        </table:table-row>
      </table:table>
      <text:p text:style-name="Обычный"/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<text:span text:style-name="T301">Основное</text:span></text:p>
            <text:p text:style-name="P302"><text:span text:style-name="T303">действующее</text:span><text:span text:style-name="T304"><text:s/></text:span><text:span text:style-name="T305">лицо</text:span></text:p>
          </table:table-cell>
          <table:table-cell table:style-name="TableCell306">
            <text:p text:style-name="P307"><text:span text:style-name="T308">Вариант</text:span><text:span text:style-name="T309"><text:s/></text:span><text:span text:style-name="T310">использования</text:span></text:p>
          </table:table-cell>
        </table:table-row>
        <table:table-row table:style-name="TableRow311">
          <table:table-cell table:style-name="TableCell312">
            <text:p text:style-name="P313"><text:span text:style-name="T314">1</text:span></text:p>
          </table:table-cell>
          <table:table-cell table:style-name="TableCell315">
            <text:p text:style-name="P316"><text:span text:style-name="T317">2</text:span></text:p>
          </table:table-cell>
        </table:table-row>
        <table:table-row table:style-name="TableRow318">
          <table:table-cell table:style-name="TableCell319" table:number-rows-spanned="3">
            <text:p text:style-name="P320"/>
            <text:p text:style-name="TableParagraph"><text:span text:style-name="T321">Гость</text:span></text:p>
          </table:table-cell>
          <table:table-cell table:style-name="TableCell322">
            <text:p text:style-name="P323"><text:span text:style-name="T324">Просмотр</text:span><text:span text:style-name="T325"><text:s/></text:span><text:span text:style-name="T326">списка</text:span><text:span text:style-name="T327"><text:s/></text:span><text:span text:style-name="T328">приютов</text:span><text:span text:style-name="T329"><text:s/></text:span><text:span text:style-name="T330">и</text:span><text:span text:style-name="T331"><text:s/></text:span><text:span text:style-name="T332">их</text:span><text:span text:style-name="T333"><text:s/></text:span><text:span text:style-name="T334">данных</text:span></text:p>
          </table:table-cell>
        </table:table-row>
        <table:table-row table:style-name="TableRow335">
          <table:covered-table-cell>
            <text:p text:style-name="P336"/>
          </table:covered-table-cell>
          <table:table-cell table:style-name="TableCell337">
            <text:p text:style-name="P338"><text:span text:style-name="T339">Просмотр</text:span><text:span text:style-name="T340"><text:s/></text:span><text:span text:style-name="T341">списка</text:span><text:span text:style-name="T342"><text:s/></text:span><text:span text:style-name="T343">подопечных</text:span><text:span text:style-name="T344"><text:s/></text:span><text:span text:style-name="T345">приютов</text:span><text:span text:style-name="T346"><text:s/></text:span><text:span text:style-name="T347">и</text:span><text:span text:style-name="T348"><text:s/></text:span><text:span text:style-name="T349">их</text:span><text:span text:style-name="T350"><text:s/></text:span><text:span text:style-name="T351">данных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Просмотр</text:span><text:span text:style-name="T357"><text:s/></text:span><text:span text:style-name="T358">списка</text:span><text:span text:style-name="T359"><text:s/></text:span><text:span text:style-name="T360">найденных</text:span><text:span text:style-name="T361"><text:s/></text:span><text:span text:style-name="T362">питомцев</text:span></text:p>
          </table:table-cell>
        </table:table-row>
        <table:table-row table:style-name="TableRow363">
          <table:table-cell table:style-name="TableCell364" table:number-rows-spanned="7">
            <text:p text:style-name="P365"/>
            <text:p text:style-name="P366"/>
            <text:p text:style-name="P367"/>
            <text:p text:style-name="P368"/>
            <text:p text:style-name="P369"><text:span text:style-name="T370">Посетитель<text:s/></text:span><text:span text:style-name="T371">(зарегистрированны<text:s/></text:span><text:span text:style-name="T372">й пользователь)</text:span></text:p>
          </table:table-cell>
          <table:table-cell table:style-name="TableCell373">
            <text:p text:style-name="P374"><text:span text:style-name="T375">Варианты</text:span><text:span text:style-name="T376"><text:s/></text:span><text:span text:style-name="T377">использования</text:span><text:span text:style-name="T378"><text:s/></text:span><text:span text:style-name="T379">для</text:span><text:span text:style-name="T380"><text:s/></text:span><text:span text:style-name="T381">гостя</text:span></text:p>
          </table:table-cell>
        </table:table-row>
        <table:table-row table:style-name="TableRow382">
          <table:covered-table-cell>
            <text:p text:style-name="P383"/>
          </table:covered-table-cell>
          <table:table-cell table:style-name="TableCell384">
            <text:p text:style-name="P385"><text:span text:style-name="T386">Подача</text:span><text:span text:style-name="T387"><text:s/></text:span><text:span text:style-name="T388">заявки</text:span><text:span text:style-name="T389"><text:s/></text:span><text:span text:style-name="T390">волонтера</text:span><text:span text:style-name="T391"><text:s/></text:span><text:span text:style-name="T392">приюта</text:span>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<text:span text:style-name="T397">Подача</text:span><text:span text:style-name="T398"><text:s/></text:span><text:span text:style-name="T399">заявки</text:span><text:span text:style-name="T400"><text:s/></text:span><text:span text:style-name="T401">опекуна</text:span><text:span text:style-name="T402"><text:s/></text:span><text:span text:style-name="T403">или</text:span><text:span text:style-name="T404"><text:s/></text:span><text:span text:style-name="T405">постоянного</text:span><text:span text:style-name="T406"><text:s/></text:span><text:span text:style-name="T407">хозяина</text:span></text:p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>
            <text:p text:style-name="P411"><text:span text:style-name="T412">Подача</text:span><text:span text:style-name="T413"><text:tab/></text:span><text:span text:style-name="T414">заявки</text:span><text:span text:style-name="T415"><text:tab/></text:span><text:span text:style-name="T416">действующего</text:span><text:span text:style-name="T417"><text:tab/></text:span><text:span text:style-name="T418">хозяина</text:span><text:span text:style-name="T419"><text:tab/></text:span><text:span text:style-name="T420">найденного</text:span></text:p>
            <text:p text:style-name="P421"><text:span text:style-name="T422">питомца</text:span></text:p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<text:span text:style-name="T427">Заполнение</text:span><text:span text:style-name="T428"><text:tab/></text:span><text:span text:style-name="T429">анкеты</text:span><text:span text:style-name="T430"><text:tab/></text:span><text:span text:style-name="T431">для</text:span><text:span text:style-name="T432"><text:tab/></text:span><text:span text:style-name="T433">анализа</text:span><text:span text:style-name="T434"><text:tab/></text:span><text:span text:style-name="T435">совместимости</text:span><text:span text:style-name="T436"><text:tab/></text:span><text:span text:style-name="T437">с</text:span></text:p>
            <text:p text:style-name="P438"><text:span text:style-name="T439">подопечным</text:span><text:span text:style-name="T440"><text:s/></text:span><text:span text:style-name="T441">приюта</text:span></text:p>
          </table:table-cell>
        </table:table-row>
        <table:table-row table:style-name="TableRow442">
          <table:covered-table-cell>
            <text:p text:style-name="P443"/>
          </table:covered-table-cell>
          <table:table-cell table:style-name="TableCell444">
            <text:p text:style-name="P445"><text:span text:style-name="T446">Анализ</text:span><text:span text:style-name="T447"><text:s/></text:span><text:span text:style-name="T448">совместимости</text:span><text:span text:style-name="T449"><text:s/></text:span><text:span text:style-name="T450">с</text:span><text:span text:style-name="T451"><text:s/></text:span><text:span text:style-name="T452">подопечным</text:span><text:span text:style-name="T453"><text:s/></text:span><text:span text:style-name="T454">приюта</text:span></text:p>
          </table:table-cell>
        </table:table-row>
        <table:table-row table:style-name="TableRow455">
          <table:covered-table-cell>
            <text:p text:style-name="P456"/>
          </table:covered-table-cell>
          <table:table-cell table:style-name="TableCell457">
            <text:p text:style-name="P458"><text:span text:style-name="T459">Изменение</text:span><text:span text:style-name="T460"><text:s/></text:span><text:span text:style-name="T461">данных</text:span><text:span text:style-name="T462"><text:s/></text:span><text:span text:style-name="T463">в</text:span><text:span text:style-name="T464"><text:s/></text:span><text:span text:style-name="T465">профиле</text:span></text:p>
          </table:table-cell>
        </table:table-row>
        <table:table-row table:style-name="TableRow466">
          <table:table-cell table:style-name="TableCell467" table:number-rows-spanned="8">
            <text:p text:style-name="P468"/>
            <text:p text:style-name="P469"/>
            <text:p text:style-name="P470"/>
            <text:p text:style-name="P471"/>
            <text:p text:style-name="P472"/>
            <text:p text:style-name="P473"><text:span text:style-name="T474">Представитель<text:s/></text:span><text:span text:style-name="T475">(администратор)<text:s/></text:span><text:span text:style-name="T476">приюта</text:span></text:p>
          </table:table-cell>
          <table:table-cell table:style-name="TableCell477">
            <text:p text:style-name="P478"><text:span text:style-name="T479">Варианты</text:span><text:span text:style-name="T480"><text:s/></text:span><text:span text:style-name="T481">использования</text:span><text:span text:style-name="T482"><text:s/></text:span><text:span text:style-name="T483">для</text:span><text:span text:style-name="T484"><text:s/></text:span><text:span text:style-name="T485">гостя</text:span></text:p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<text:span text:style-name="T490">Просмотр</text:span><text:span text:style-name="T491"><text:tab/></text:span><text:span text:style-name="T492">заявок</text:span><text:span text:style-name="T493"><text:tab/></text:span><text:span text:style-name="T494">всех</text:span><text:span text:style-name="T495"><text:tab/></text:span><text:span text:style-name="T496">видов</text:span><text:span text:style-name="T497"><text:tab/></text:span><text:span text:style-name="T498">от</text:span><text:span text:style-name="T499"><text:tab/></text:span><text:span text:style-name="T500">пользователей,</text:span></text:p>
            <text:p text:style-name="P501"><text:span text:style-name="T502">относящихся</text:span><text:span text:style-name="T503"><text:s/></text:span><text:span text:style-name="T504">к</text:span><text:span text:style-name="T505"><text:s/></text:span><text:span text:style-name="T506">данному</text:span><text:span text:style-name="T507"><text:s/></text:span><text:span text:style-name="T508">приюту</text:span></text:p>
          </table:table-cell>
        </table:table-row>
        <table:table-row table:style-name="TableRow509">
          <table:covered-table-cell>
            <text:p text:style-name="P510"/>
          </table:covered-table-cell>
          <table:table-cell table:style-name="TableCell511">
            <text:p text:style-name="P512"><text:span text:style-name="T513">Ответ</text:span><text:span text:style-name="T514"><text:tab/></text:span><text:span text:style-name="T515">на</text:span><text:span text:style-name="T516"><text:tab/></text:span><text:span text:style-name="T517">заявки</text:span><text:span text:style-name="T518"><text:tab/></text:span><text:span text:style-name="T519">всех</text:span><text:span text:style-name="T520"><text:tab/></text:span><text:span text:style-name="T521">видов</text:span><text:span text:style-name="T522"><text:tab/></text:span><text:span text:style-name="T523">от</text:span><text:span text:style-name="T524"><text:tab/></text:span><text:span text:style-name="T525">пользователей,</text:span></text:p>
            <text:p text:style-name="P526"><text:span text:style-name="T527">относящихся</text:span><text:span text:style-name="T528"><text:s/></text:span><text:span text:style-name="T529">к</text:span><text:span text:style-name="T530"><text:s/></text:span><text:span text:style-name="T531">данному</text:span><text:span text:style-name="T532"><text:s/></text:span><text:span text:style-name="T533">приюту</text:span></text:p>
          </table:table-cell>
        </table:table-row>
        <table:table-row table:style-name="TableRow534">
          <table:covered-table-cell>
            <text:p text:style-name="P535"/>
          </table:covered-table-cell>
          <table:table-cell table:style-name="TableCell536">
            <text:p text:style-name="P537"><text:span text:style-name="T538">Добавление</text:span><text:span text:style-name="T539"><text:tab/></text:span><text:span text:style-name="T540">подопечного</text:span><text:span text:style-name="T541"><text:tab/></text:span><text:span text:style-name="T542">приюта</text:span><text:span text:style-name="T543"><text:tab/></text:span><text:span text:style-name="T544">или</text:span><text:span text:style-name="T545"><text:tab/></text:span><text:span text:style-name="T546">найденного</text:span></text:p>
            <text:p text:style-name="P547"><text:span text:style-name="T548">питомца</text:span></text:p>
          </table:table-cell>
        </table:table-row>
        <table:table-row table:style-name="TableRow549">
          <table:covered-table-cell>
            <text:p text:style-name="P550"/>
          </table:covered-table-cell>
          <table:table-cell table:style-name="TableCell551">
            <text:p text:style-name="P552"><text:span text:style-name="T553">Изменение</text:span><text:span text:style-name="T554"><text:s/></text:span><text:span text:style-name="T555">данных</text:span><text:span text:style-name="T556"><text:s/></text:span><text:span text:style-name="T557">о</text:span><text:span text:style-name="T558"><text:s/></text:span><text:span text:style-name="T559">подопечном</text:span><text:span text:style-name="T560"><text:s/></text:span><text:span text:style-name="T561">приюта</text:span></text:p>
          </table:table-cell>
        </table:table-row>
        <table:table-row table:style-name="TableRow562">
          <table:covered-table-cell>
            <text:p text:style-name="P563"/>
          </table:covered-table-cell>
          <table:table-cell table:style-name="TableCell564">
            <text:p text:style-name="P565"><text:span text:style-name="T566">Удаление</text:span><text:span text:style-name="T567"><text:s/></text:span><text:span text:style-name="T568">подопечного</text:span><text:span text:style-name="T569"><text:s/></text:span><text:span text:style-name="T570">приюта</text:span>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<text:span text:style-name="T575">Изменение</text:span><text:span text:style-name="T576"><text:s/></text:span><text:span text:style-name="T577">данных</text:span><text:span text:style-name="T578"><text:s/></text:span><text:span text:style-name="T579">о</text:span><text:span text:style-name="T580"><text:s/></text:span><text:span text:style-name="T581">приюте</text:span></text:p>
          </table:table-cell>
        </table:table-row>
        <table:table-row table:style-name="TableRow582">
          <table:covered-table-cell>
            <text:p text:style-name="P583"/>
          </table:covered-table-cell>
          <table:table-cell table:style-name="TableCell584">
            <text:p text:style-name="P585"><text:span text:style-name="T586">Просмотр</text:span><text:span text:style-name="T587"><text:s/></text:span><text:span text:style-name="T588">статистики</text:span><text:span text:style-name="T589"><text:s/></text:span><text:span text:style-name="T590">по</text:span><text:span text:style-name="T591"><text:s/></text:span><text:span text:style-name="T592">своему</text:span><text:span text:style-name="T593"><text:s/></text:span><text:span text:style-name="T594">приюту</text:span></text:p>
          </table:table-cell>
        </table:table-row>
        <table:table-row table:style-name="TableRow595">
          <table:table-cell table:style-name="TableCell596">
            <text:p text:style-name="P597"><text:span text:style-name="T598">Администратор</text:span></text:p>
          </table:table-cell>
          <table:table-cell table:style-name="TableCell599">
            <text:p text:style-name="P600"><text:span text:style-name="T601">Все</text:span><text:span text:style-name="T602"><text:s/></text:span><text:span text:style-name="T603">вышеизложенные</text:span><text:span text:style-name="T604"><text:s/></text:span><text:span text:style-name="T605">варианты</text:span><text:span text:style-name="T606"><text:s/></text:span><text:span text:style-name="T607">использования,</text:span><text:span text:style-name="T608"><text:s/></text:span><text:span text:style-name="T609">кроме</text:span></text:p>
            <text:p text:style-name="P610"><text:span text:style-name="T611">изменения</text:span><text:span text:style-name="T612"><text:s/></text:span><text:span text:style-name="T613">пароля</text:span><text:span text:style-name="T614"><text:s/></text:span><text:span text:style-name="T615">и</text:span><text:span text:style-name="T616"><text:s/></text:span><text:span text:style-name="T617">логина</text:span><text:span text:style-name="T618"><text:s/></text:span><text:span text:style-name="T619">пользователя</text:span></text:p>
          </table:table-cell>
        </table:table-row>
      </table:table>
      <text:p text:style-name="Обычный"/>
      <table:table table:style-name="Table620">
        <table:table-columns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<text:span text:style-name="T626">1</text:span></text:p>
          </table:table-cell>
          <table:table-cell table:style-name="TableCell627">
            <text:p text:style-name="P628"><text:span text:style-name="T629">2</text:span></text:p>
          </table:table-cell>
        </table:table-row>
        <table:table-row table:style-name="TableRow630">
          <table:table-cell table:style-name="TableCell631" table:number-rows-spanned="4">
            <text:p text:style-name="P632"/>
          </table:table-cell>
          <table:table-cell table:style-name="TableCell633">
            <text:p text:style-name="P634"><text:span text:style-name="T635">Добавление</text:span><text:span text:style-name="T636"><text:s/></text:span><text:span text:style-name="T637">приюта</text:span></text:p>
          </table:table-cell>
        </table:table-row>
        <table:table-row table:style-name="TableRow638">
          <table:covered-table-cell>
            <text:p text:style-name="P639"/>
          </table:covered-table-cell>
          <table:table-cell table:style-name="TableCell640">
            <text:p text:style-name="P641"><text:span text:style-name="T642">Удаление</text:span><text:span text:style-name="T643"><text:s/></text:span><text:span text:style-name="T644">приюта</text:span></text:p>
          </table:table-cell>
        </table:table-row>
        <table:table-row table:style-name="TableRow645">
          <table:covered-table-cell>
            <text:p text:style-name="P646"/>
          </table:covered-table-cell>
          <table:table-cell table:style-name="TableCell647">
            <text:p text:style-name="P648"><text:span text:style-name="T649">Просмотр</text:span><text:span text:style-name="T650"><text:s/></text:span><text:span text:style-name="T651">статистики</text:span><text:span text:style-name="T652"><text:s/></text:span><text:span text:style-name="T653">системы</text:span></text:p>
          </table:table-cell>
        </table:table-row>
        <table:table-row table:style-name="TableRow654">
          <table:covered-table-cell>
            <text:p text:style-name="P655"/>
          </table:covered-table-cell>
          <table:table-cell table:style-name="TableCell656">
            <text:p text:style-name="P657"><text:span text:style-name="T658">Управление</text:span><text:span text:style-name="T659"><text:s/></text:span><text:span text:style-name="T660">вопросами</text:span><text:span text:style-name="T661"><text:s/></text:span><text:span text:style-name="T662">тестирования</text:span>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hyphenate="false"/>
    </style:style>
    <style:style style:name="Основнойшрифтабзаца" style:display-name="Основной шрифт абзаца" style:family="text"/>
    <style:style style:name="TableParagraph" style:display-name="Table Paragraph" style:family="paragraph" style:parent-style-name="Обычный">
      <style:paragraph-properties fo:margin-left="0.076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Терещенко Владислав Витальевич</meta:initial-creator>
    <dc:creator>Терещенко Владислав Витальевич</dc:creator>
    <meta:creation-date>2022-01-29T19:45:00Z</meta:creation-date>
    <dc:date>2022-01-29T19:45:00Z</dc:date>
    <meta:print-date>2022-01-29T19:45:00Z</meta:print-date>
    <meta:template xlink:href="Normal" xlink:type="simple"/>
    <meta:editing-cycles>2</meta:editing-cycles>
    <meta:editing-duration>PT60S</meta:editing-duration>
    <meta:document-statistic meta:page-count="4" meta:paragraph-count="5" meta:word-count="444" meta:character-count="2974" meta:row-count="21" meta:non-whitespace-character-count="2535"/>
  </office:meta>
</office:document-meta>
</file>